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 12" svg:font-family="'EB Garamond  12'"/>
    <style:font-face style:name="EB Garamond 12" svg:font-family="'EB Garamond 12'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3.702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0.898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0.97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color="#ffffff" style:font-name="EB Garamond 1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55215b" style:text-align-source="fix" style:repeat-content="false" fo:border="0.74pt groove #000000" style:vertical-align="middle"/>
      <style:paragraph-properties fo:text-align="center"/>
      <style:text-properties fo:color="#ffffff" style:font-name="EB Garamond 1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45" style:family="table-cell" style:parent-style-name="Default">
      <style:table-cell-properties fo:border-bottom="none" fo:background-color="transparent" fo:border-left="0.74pt groove #000000" fo:border-right="none" fo:border-top="none"/>
      <style:text-properties fo:color="#000000" style:font-name="Latin Modern Math" fo:font-size="16pt" fo:font-style="normal" style:font-size-asian="16pt" style:font-style-asian="normal" style:font-size-complex="16pt" style:font-style-complex="normal"/>
    </style:style>
    <style:style style:name="ce4" style:family="table-cell" style:parent-style-name="Default">
      <style:table-cell-properties fo:border-bottom="none" fo:border-left="0.74pt groove #000000" fo:border-right="none" fo:border-top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0.74pt groove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ffffff" fo:border-left="0.74pt groove #000000" fo:border-right="none" fo:border-top="none"/>
      <style:text-properties style:font-name="Latin Modern Math"/>
    </style:style>
    <style:style style:name="ce7" style:family="table-cell" style:parent-style-name="Default">
      <style:table-cell-properties fo:border-bottom="none" fo:background-color="#ffffff" fo:border-left="0.74pt groove #000000" fo:border-right="none" fo:border-top="none"/>
    </style:style>
    <style:style style:name="ce8" style:family="table-cell" style:parent-style-name="Default">
      <style:table-cell-properties fo:border-bottom="0.74pt groove #000000" fo:background-color="#ffffff" fo:border-left="0.74pt groove #000000" fo:border-right="none" fo:border-top="none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481d32" style:font-name="Latin Modern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74pt groove #000000" style:vertical-align="middle"/>
      <style:paragraph-properties fo:text-align="center"/>
      <style:text-properties fo:color="#481d32" style:font-name="Latin Modern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style:font-name="EB Garamond  12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style:font-name="Times New Roman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cm"/>
      <style:text-properties style:font-name="Latin Modern Math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atin Modern Math" fo:font-size="10pt" style:font-size-asian="10pt" style:font-size-complex="10pt"/>
    </style:style>
    <style:style style:name="ce16" style:family="table-cell" style:parent-style-name="Default">
      <style:table-cell-properties fo:border-bottom="0.74pt groove #000000" fo:border-left="none" fo:border-right="none" fo:border-top="none"/>
    </style:style>
    <style:style style:name="ce59" style:family="table-cell" style:parent-style-name="Default">
      <style:table-cell-properties fo:background-color="transparent" fo:border="none"/>
      <style:text-properties fo:color="#000000" style:font-name="Latin Modern Math" fo:font-size="16pt" fo:font-style="normal" style:font-size-asian="16pt" style:font-style-asian="normal" style:font-size-complex="16pt" style:font-style-complex="normal"/>
    </style:style>
    <style:style style:name="ce18" style:family="table-cell" style:parent-style-name="Default">
      <style:table-cell-properties fo:border-bottom="none" fo:background-color="transparent" fo:border-left="none" fo:border-right="none" fo:border-top="0.74pt groove #000000"/>
      <style:text-properties fo:color="#000000" style:font-name="Latin Modern Math" fo:font-size="16pt" fo:font-style="normal" style:font-size-asian="16pt" style:font-style-asian="normal" style:font-size-complex="16pt" style:font-style-complex="normal"/>
    </style:style>
    <style:style style:name="ce19" style:family="table-cell" style:parent-style-name="Default">
      <style:table-cell-properties fo:background-color="#ffffff" fo:border="0.74pt solid #000000"/>
    </style:style>
    <style:style style:name="ce20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3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 fo:wrap-option="wrap" fo:border="0.74pt solid #000000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Latin Modern Math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in Modern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3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50">
      <style:table-cell-properties style:text-align-source="fix" style:repeat-content="false" fo:border="0.74pt solid #000000"/>
      <style:paragraph-properties fo:text-align="center" fo:margin-left="0cm"/>
      <style:text-properties style:font-name="Latin Modern Roman" fo:font-size="10pt" style:font-size-asian="10pt" style:font-size-complex="10pt"/>
    </style:style>
    <style:style style:name="ce25" style:family="table-cell" style:parent-style-name="Default">
      <style:table-cell-properties fo:background-color="#ffffff" fo:border="none"/>
      <style:text-properties style:font-name="Latin Modern Math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order-bottom="0.74pt groove #000000" fo:background-color="#ffffff" fo:border-left="none" fo:border-right="none" fo:border-top="none"/>
    </style:style>
    <style:style style:name="ce2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  <style:text-properties style:font-name="Latin Modern Math"/>
    </style:style>
    <style:style style:name="ce3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Latin Modern Math"/>
    </style:style>
    <style:style style:name="ce3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32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style:font-name="EB Garamond 12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style:font-name="EB Garamond 12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Default">
      <style:table-cell-properties fo:background-color="#ffffff" fo:border="0.74pt solid #000000"/>
      <style:text-properties style:font-name="EB Garamond 12" fo:font-size="14pt" style:font-size-asian="14pt" style:font-size-complex="14pt"/>
    </style:style>
    <style:style style:name="ce35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EB Garamond 12" fo:font-size="13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EB Garamond 12" fo:font-size="13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atin Modern Roman" fo:font-size="10pt" style:font-size-asian="10pt" style:font-size-complex="10pt"/>
    </style:style>
    <style:style style:name="ce38" style:family="table-cell" style:parent-style-name="Default">
      <style:table-cell-properties fo:border-bottom="none" fo:background-color="transparent" fo:border-left="none" fo:border-right="0.74pt groove #000000" fo:border-top="0.74pt groove #000000"/>
      <style:text-properties fo:color="#000000" style:font-name="Latin Modern Math" fo:font-size="16pt" fo:font-style="normal" style:font-size-asian="16pt" style:font-style-asian="normal" style:font-size-complex="16pt" style:font-style-complex="normal"/>
    </style:style>
    <style:style style:name="ce39" style:family="table-cell" style:parent-style-name="Default">
      <style:table-cell-properties fo:border-bottom="none" fo:background-color="transparent" fo:border-left="none" fo:border-right="0.74pt groove #000000" fo:border-top="none"/>
      <style:text-properties fo:color="#000000" style:font-name="Latin Modern Math" fo:font-size="16pt" fo:font-style="normal" style:font-size-asian="16pt" style:font-style-asian="normal" style:font-size-complex="16pt" style:font-style-complex="normal"/>
    </style:style>
    <style:style style:name="ce40" style:family="table-cell" style:parent-style-name="Default">
      <style:table-cell-properties fo:border-bottom="none" fo:background-color="#ffffff" fo:border-left="none" fo:border-right="0.74pt groove #000000" fo:border-top="none"/>
      <style:text-properties fo:font-size="16pt" style:font-size-asian="16pt" style:font-size-complex="16pt"/>
    </style:style>
    <style:style style:name="ce41" style:family="table-cell" style:parent-style-name="Default">
      <style:table-cell-properties fo:border-bottom="none" fo:background-color="#ffffff" fo:border-left="none" fo:border-right="0.74pt groove #000000" fo:border-top="none"/>
      <style:text-properties style:font-name="Latin Modern Math"/>
    </style:style>
    <style:style style:name="ce42" style:family="table-cell" style:parent-style-name="Default">
      <style:table-cell-properties fo:border-bottom="none" fo:border-left="none" fo:border-right="0.74pt groove #000000" fo:border-top="none"/>
    </style:style>
    <style:style style:name="ce43" style:family="table-cell" style:parent-style-name="Default">
      <style:table-cell-properties fo:border-bottom="none" fo:background-color="#ffffff" fo:border-left="0.74pt groove #000000" fo:border-right="0.74pt groove #000000" fo:border-top="none"/>
    </style:style>
    <style:style style:name="ce44" style:family="table-cell" style:parent-style-name="Default">
      <style:table-cell-properties fo:border-bottom="0.74pt groove #000000" fo:background-color="#ffffff" fo:border-left="none" fo:border-right="0.74pt groove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13.072cm" svg:height="7.353cm" svg:x="11.903cm" svg:y="4.245cm">
            <draw:object draw:notify-on-update-of-ranges="Sheet2.C7:Sheet2.C7 Sheet2.C7:Sheet2.C57 Sheet2.D7:Sheet2.D57 Sheet2.N7:Sheet2.N57 Sheet2.M7:Sheet2.M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752cm" svg:height="7.735cm" svg:x="12.003cm" svg:y="11.853cm">
            <draw:object draw:notify-on-update-of-ranges="Sheet2.O6:Sheet2.O57 Sheet2.C7:Sheet2.C57 Sheet2.E7:Sheet2.E57 Sheet2.M7:Sheet2.M57 Sheet2.O7:Sheet2.O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ce15"/>
        <table:table-column table:style-name="co3" table:default-cell-style-name="ce22"/>
        <table:table-column table:style-name="co4" table:default-cell-style-name="ce24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6"/>
        <table:table-column table:style-name="co11" table:default-cell-style-name="ce26"/>
        <table:table-column table:style-name="co3" table:default-cell-style-name="ce15"/>
        <table:table-column table:style-name="co12" table:default-cell-style-name="ce22"/>
        <table:table-column table:style-name="co13" table:default-cell-style-name="ce24"/>
        <table:table-column table:style-name="co14" table:default-cell-style-name="ce41"/>
        <table:table-row table:style-name="ro1">
          <table:table-cell/>
          <table:table-cell table:style-name="ce1"/>
          <table:table-cell table:style-name="ce9"/>
          <table:table-cell table:style-name="ce59"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5" table:number-rows-spanned="2">
            <text:p>Diferencias finitas para caída libre</text:p>
          </table:table-cell>
          <table:covered-table-cell table:style-name="ce10"/>
          <table:covered-table-cell table:number-columns-repeated="12" table:style-name="ce18"/>
          <table:covered-table-cell table:style-name="ce38"/>
        </table:table-row>
        <table:table-row table:style-name="ro2">
          <table:table-cell/>
          <table:covered-table-cell table:number-columns-repeated="2" table:style-name="ce45"/>
          <table:covered-table-cell table:number-columns-repeated="12" table:style-name="ce59"/>
          <table:covered-table-cell table:style-name="ce39"/>
        </table:table-row>
        <table:table-row table:style-name="ro3">
          <table:table-cell/>
          <table:table-cell table:style-name="ce4"/>
          <table:table-cell table:style-name="ce11" table:number-columns-repeated="13"/>
          <table:table-cell table:style-name="ce40"/>
        </table:table-row>
        <table:table-row table:style-name="ro4">
          <table:table-cell/>
          <table:table-cell table:style-name="ce5"/>
          <table:table-cell table:style-name="ce12" office:value-type="string" calcext:value-type="string" table:number-columns-spanned="3" table:number-rows-spanned="1">
            <text:p>Diferencias finitas</text:p>
          </table:table-cell>
          <table:covered-table-cell table:number-columns-repeated="2" table:style-name="ce19"/>
          <table:table-cell table:number-columns-repeated="2"/>
          <table:table-cell table:style-name="ce28" office:value-type="string" calcext:value-type="string">
            <text:p>Posición inicial</text:p>
          </table:table-cell>
          <table:table-cell table:style-name="ce28" office:value-type="string" calcext:value-type="string">
            <text:p>Velocidad inicial</text:p>
          </table:table-cell>
          <table:table-cell table:style-name="ce28" office:value-type="string" calcext:value-type="string">
            <text:p>Paso de tiempo</text:p>
          </table:table-cell>
          <table:table-cell table:style-name="ce31" table:number-columns-repeated="2"/>
          <table:table-cell table:style-name="ce32" office:value-type="string" calcext:value-type="string" table:number-columns-spanned="3" table:number-rows-spanned="1">
            <text:p>Teoría</text:p>
          </table:table-cell>
          <table:covered-table-cell table:number-columns-repeated="2" table:style-name="ce34"/>
          <table:table-cell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t (s)</text:p>
          </table:table-cell>
          <table:table-cell table:style-name="ce20" office:value-type="string" calcext:value-type="string">
            <text:p>y (m)</text:p>
          </table:table-cell>
          <table:table-cell table:style-name="ce23" office:value-type="string" calcext:value-type="string">
            <text:p>v (m/s)</text:p>
          </table:table-cell>
          <table:table-cell table:number-columns-repeated="2"/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float" office:value="0.01" calcext:value-type="float">
            <text:p>0.01</text:p>
          </table:table-cell>
          <table:table-cell table:number-columns-repeated="2"/>
          <table:table-cell table:style-name="ce33" office:value-type="string" calcext:value-type="string">
            <text:p>t (s)</text:p>
          </table:table-cell>
          <table:table-cell table:style-name="ce35" office:value-type="string" calcext:value-type="string">
            <text:p>y (m)</text:p>
          </table:table-cell>
          <table:table-cell table:style-name="ce36" office:value-type="string" calcext:value-type="string">
            <text:p>v (m/s)</text:p>
          </table:table-cell>
          <table:table-cell/>
        </table:table-row>
        <table:table-row table:style-name="ro6"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21" table:formula="of:=[.H6]" office:value-type="float" office:value="100" calcext:value-type="float">
            <text:p>100</text:p>
          </table:table-cell>
          <table:table-cell table:style-name="ce14" table:formula="of:=[.I6]" office:value-type="float" office:value="0" calcext:value-type="float">
            <text:p>0</text:p>
          </table:table-cell>
          <table:table-cell table:number-columns-repeated="7"/>
          <table:table-cell table:style-name="ce14" office:value-type="float" office:value="0" calcext:value-type="float">
            <text:p>0</text:p>
          </table:table-cell>
          <table:table-cell table:formula="of:=[.H6]" office:value-type="float" office:value="100" calcext:value-type="float">
            <text:p>100</text:p>
          </table:table-cell>
          <table:table-cell table:style-name="ce37" table:formula="of:=[.I6]" office:value-type="float" office:value="0" calcext:value-type="float">
            <text:p>0</text:p>
          </table:table-cell>
          <table:table-cell/>
        </table:table-row>
        <table:table-row table:style-name="ro7">
          <table:table-cell table:number-columns-repeated="2"/>
          <table:table-cell table:formula="of:=[.J6]" office:value-type="float" office:value="0.01" calcext:value-type="float">
            <text:p>0.01</text:p>
          </table:table-cell>
          <table:table-cell table:formula="of:=[.D7]+[.E7]*[.C$8]" office:value-type="float" office:value="100" calcext:value-type="float">
            <text:p>100</text:p>
          </table:table-cell>
          <table:table-cell table:formula="of:=[.E7]-9.80665*[.C$8]" office:value-type="float" office:value="-0.0980665" calcext:value-type="float">
            <text:p>-0.098067</text:p>
          </table:table-cell>
          <table:table-cell table:number-columns-repeated="7"/>
          <table:table-cell table:formula="of:=[.J6]" office:value-type="float" office:value="0.01" calcext:value-type="float">
            <text:p>0.01</text:p>
          </table:table-cell>
          <table:table-cell table:formula="of:=[.N$7]+[.O$7]*[.M8]-0.5*9.80665*([.M8]^2)" office:value-type="float" office:value="99.9995096675" calcext:value-type="float">
            <text:p>99.9995096675</text:p>
          </table:table-cell>
          <table:table-cell table:formula="of:=[.O$7]-9.80665*[.M8]" office:value-type="float" office:value="-0.0980665" calcext:value-type="float">
            <text:p>-0.098067</text:p>
          </table:table-cell>
          <table:table-cell/>
        </table:table-row>
        <table:table-row table:style-name="ro7">
          <table:table-cell table:number-columns-repeated="2"/>
          <table:table-cell table:formula="of:=[.C8]+[.C$8]" office:value-type="float" office:value="0.02" calcext:value-type="float">
            <text:p>0.02</text:p>
          </table:table-cell>
          <table:table-cell table:formula="of:=[.D8]+[.E8]*[.C$8]" office:value-type="float" office:value="99.999019335" calcext:value-type="float">
            <text:p>99.999019335</text:p>
          </table:table-cell>
          <table:table-cell table:formula="of:=[.E8]-9.80665*[.C$8]" office:value-type="float" office:value="-0.196133" calcext:value-type="float">
            <text:p>-0.196133</text:p>
          </table:table-cell>
          <table:table-cell table:number-columns-repeated="7"/>
          <table:table-cell table:formula="of:=[.M8]+[.M$8]" office:value-type="float" office:value="0.02" calcext:value-type="float">
            <text:p>0.02</text:p>
          </table:table-cell>
          <table:table-cell table:formula="of:=[.N$7]+[.O$7]*[.M9]-0.5*9.80665*([.M9]^2)" office:value-type="float" office:value="99.99803867" calcext:value-type="float">
            <text:p>99.99803867</text:p>
          </table:table-cell>
          <table:table-cell table:formula="of:=[.O$7]-9.80665*[.M9]" office:value-type="float" office:value="-0.196133" calcext:value-type="float">
            <text:p>-0.196133</text:p>
          </table:table-cell>
          <table:table-cell/>
        </table:table-row>
        <table:table-row table:style-name="ro7">
          <table:table-cell table:number-columns-repeated="2"/>
          <table:table-cell table:formula="of:=[.C9]+[.C$8]" office:value-type="float" office:value="0.03" calcext:value-type="float">
            <text:p>0.03</text:p>
          </table:table-cell>
          <table:table-cell table:formula="of:=[.D9]+[.E9]*[.C$8]" office:value-type="float" office:value="99.997058005" calcext:value-type="float">
            <text:p>99.997058005</text:p>
          </table:table-cell>
          <table:table-cell table:formula="of:=[.E9]-9.80665*[.C$8]" office:value-type="float" office:value="-0.2941995" calcext:value-type="float">
            <text:p>-0.294200</text:p>
          </table:table-cell>
          <table:table-cell table:number-columns-repeated="7"/>
          <table:table-cell table:formula="of:=[.M9]+[.M$8]" office:value-type="float" office:value="0.03" calcext:value-type="float">
            <text:p>0.03</text:p>
          </table:table-cell>
          <table:table-cell table:formula="of:=[.N$7]+[.O$7]*[.M10]-0.5*9.80665*([.M10]^2)" office:value-type="float" office:value="99.9955870075" calcext:value-type="float">
            <text:p>99.9955870075</text:p>
          </table:table-cell>
          <table:table-cell table:formula="of:=[.O$7]-9.80665*[.M10]" office:value-type="float" office:value="-0.2941995" calcext:value-type="float">
            <text:p>-0.294200</text:p>
          </table:table-cell>
          <table:table-cell/>
        </table:table-row>
        <table:table-row table:style-name="ro7">
          <table:table-cell table:number-columns-repeated="2"/>
          <table:table-cell table:formula="of:=[.C10]+[.C$8]" office:value-type="float" office:value="0.04" calcext:value-type="float">
            <text:p>0.04</text:p>
          </table:table-cell>
          <table:table-cell table:formula="of:=[.D10]+[.E10]*[.C$8]" office:value-type="float" office:value="99.99411601" calcext:value-type="float">
            <text:p>99.99411601</text:p>
          </table:table-cell>
          <table:table-cell table:formula="of:=[.E10]-9.80665*[.C$8]" office:value-type="float" office:value="-0.392266" calcext:value-type="float">
            <text:p>-0.392266</text:p>
          </table:table-cell>
          <table:table-cell table:number-columns-repeated="7"/>
          <table:table-cell table:formula="of:=[.M10]+[.M$8]" office:value-type="float" office:value="0.04" calcext:value-type="float">
            <text:p>0.04</text:p>
          </table:table-cell>
          <table:table-cell table:formula="of:=[.N$7]+[.O$7]*[.M11]-0.5*9.80665*([.M11]^2)" office:value-type="float" office:value="99.99215468" calcext:value-type="float">
            <text:p>99.99215468</text:p>
          </table:table-cell>
          <table:table-cell table:formula="of:=[.O$7]-9.80665*[.M11]" office:value-type="float" office:value="-0.392266" calcext:value-type="float">
            <text:p>-0.392266</text:p>
          </table:table-cell>
          <table:table-cell/>
        </table:table-row>
        <table:table-row table:style-name="ro7">
          <table:table-cell table:number-columns-repeated="2"/>
          <table:table-cell table:formula="of:=[.C11]+[.C$8]" office:value-type="float" office:value="0.05" calcext:value-type="float">
            <text:p>0.05</text:p>
          </table:table-cell>
          <table:table-cell table:formula="of:=[.D11]+[.E11]*[.C$8]" office:value-type="float" office:value="99.99019335" calcext:value-type="float">
            <text:p>99.99019335</text:p>
          </table:table-cell>
          <table:table-cell table:formula="of:=[.E11]-9.80665*[.C$8]" office:value-type="float" office:value="-0.4903325" calcext:value-type="float">
            <text:p>-0.490333</text:p>
          </table:table-cell>
          <table:table-cell table:number-columns-repeated="7"/>
          <table:table-cell table:formula="of:=[.M11]+[.M$8]" office:value-type="float" office:value="0.05" calcext:value-type="float">
            <text:p>0.05</text:p>
          </table:table-cell>
          <table:table-cell table:formula="of:=[.N$7]+[.O$7]*[.M12]-0.5*9.80665*([.M12]^2)" office:value-type="float" office:value="99.9877416875" calcext:value-type="float">
            <text:p>99.9877416875</text:p>
          </table:table-cell>
          <table:table-cell table:formula="of:=[.O$7]-9.80665*[.M12]" office:value-type="float" office:value="-0.4903325" calcext:value-type="float">
            <text:p>-0.490333</text:p>
          </table:table-cell>
          <table:table-cell/>
        </table:table-row>
        <table:table-row table:style-name="ro7">
          <table:table-cell table:number-columns-repeated="2"/>
          <table:table-cell table:formula="of:=[.C12]+[.C$8]" office:value-type="float" office:value="0.06" calcext:value-type="float">
            <text:p>0.06</text:p>
          </table:table-cell>
          <table:table-cell table:formula="of:=[.D12]+[.E12]*[.C$8]" office:value-type="float" office:value="99.985290025" calcext:value-type="float">
            <text:p>99.985290025</text:p>
          </table:table-cell>
          <table:table-cell table:formula="of:=[.E12]-9.80665*[.C$8]" office:value-type="float" office:value="-0.588399" calcext:value-type="float">
            <text:p>-0.588399</text:p>
          </table:table-cell>
          <table:table-cell table:number-columns-repeated="7"/>
          <table:table-cell table:formula="of:=[.M12]+[.M$8]" office:value-type="float" office:value="0.06" calcext:value-type="float">
            <text:p>0.06</text:p>
          </table:table-cell>
          <table:table-cell table:formula="of:=[.N$7]+[.O$7]*[.M13]-0.5*9.80665*([.M13]^2)" office:value-type="float" office:value="99.98234803" calcext:value-type="float">
            <text:p>99.98234803</text:p>
          </table:table-cell>
          <table:table-cell table:formula="of:=[.O$7]-9.80665*[.M13]" office:value-type="float" office:value="-0.588399" calcext:value-type="float">
            <text:p>-0.588399</text:p>
          </table:table-cell>
          <table:table-cell/>
        </table:table-row>
        <table:table-row table:style-name="ro7">
          <table:table-cell table:number-columns-repeated="2"/>
          <table:table-cell table:formula="of:=[.C13]+[.C$8]" office:value-type="float" office:value="0.07" calcext:value-type="float">
            <text:p>0.07</text:p>
          </table:table-cell>
          <table:table-cell table:formula="of:=[.D13]+[.E13]*[.C$8]" office:value-type="float" office:value="99.979406035" calcext:value-type="float">
            <text:p>99.979406035</text:p>
          </table:table-cell>
          <table:table-cell table:formula="of:=[.E13]-9.80665*[.C$8]" office:value-type="float" office:value="-0.6864655" calcext:value-type="float">
            <text:p>-0.686466</text:p>
          </table:table-cell>
          <table:table-cell table:number-columns-repeated="7"/>
          <table:table-cell table:formula="of:=[.M13]+[.M$8]" office:value-type="float" office:value="0.07" calcext:value-type="float">
            <text:p>0.07</text:p>
          </table:table-cell>
          <table:table-cell table:formula="of:=[.N$7]+[.O$7]*[.M14]-0.5*9.80665*([.M14]^2)" office:value-type="float" office:value="99.9759737075" calcext:value-type="float">
            <text:p>99.9759737075</text:p>
          </table:table-cell>
          <table:table-cell table:formula="of:=[.O$7]-9.80665*[.M14]" office:value-type="float" office:value="-0.6864655" calcext:value-type="float">
            <text:p>-0.686466</text:p>
          </table:table-cell>
          <table:table-cell/>
        </table:table-row>
        <table:table-row table:style-name="ro7">
          <table:table-cell table:number-columns-repeated="2"/>
          <table:table-cell table:formula="of:=[.C14]+[.C$8]" office:value-type="float" office:value="0.08" calcext:value-type="float">
            <text:p>0.08</text:p>
          </table:table-cell>
          <table:table-cell table:formula="of:=[.D14]+[.E14]*[.C$8]" office:value-type="float" office:value="99.97254138" calcext:value-type="float">
            <text:p>99.97254138</text:p>
          </table:table-cell>
          <table:table-cell table:formula="of:=[.E14]-9.80665*[.C$8]" office:value-type="float" office:value="-0.784532" calcext:value-type="float">
            <text:p>-0.784532</text:p>
          </table:table-cell>
          <table:table-cell table:number-columns-repeated="7"/>
          <table:table-cell table:formula="of:=[.M14]+[.M$8]" office:value-type="float" office:value="0.08" calcext:value-type="float">
            <text:p>0.08</text:p>
          </table:table-cell>
          <table:table-cell table:formula="of:=[.N$7]+[.O$7]*[.M15]-0.5*9.80665*([.M15]^2)" office:value-type="float" office:value="99.96861872" calcext:value-type="float">
            <text:p>99.96861872</text:p>
          </table:table-cell>
          <table:table-cell table:formula="of:=[.O$7]-9.80665*[.M15]" office:value-type="float" office:value="-0.784532" calcext:value-type="float">
            <text:p>-0.784532</text:p>
          </table:table-cell>
          <table:table-cell/>
        </table:table-row>
        <table:table-row table:style-name="ro7">
          <table:table-cell table:number-columns-repeated="2"/>
          <table:table-cell table:formula="of:=[.C15]+[.C$8]" office:value-type="float" office:value="0.09" calcext:value-type="float">
            <text:p>0.09</text:p>
          </table:table-cell>
          <table:table-cell table:formula="of:=[.D15]+[.E15]*[.C$8]" office:value-type="float" office:value="99.96469606" calcext:value-type="float">
            <text:p>99.96469606</text:p>
          </table:table-cell>
          <table:table-cell table:formula="of:=[.E15]-9.80665*[.C$8]" office:value-type="float" office:value="-0.8825985" calcext:value-type="float">
            <text:p>-0.882599</text:p>
          </table:table-cell>
          <table:table-cell table:number-columns-repeated="7"/>
          <table:table-cell table:formula="of:=[.M15]+[.M$8]" office:value-type="float" office:value="0.09" calcext:value-type="float">
            <text:p>0.09</text:p>
          </table:table-cell>
          <table:table-cell table:formula="of:=[.N$7]+[.O$7]*[.M16]-0.5*9.80665*([.M16]^2)" office:value-type="float" office:value="99.9602830675" calcext:value-type="float">
            <text:p>99.9602830675</text:p>
          </table:table-cell>
          <table:table-cell table:formula="of:=[.O$7]-9.80665*[.M16]" office:value-type="float" office:value="-0.8825985" calcext:value-type="float">
            <text:p>-0.882599</text:p>
          </table:table-cell>
          <table:table-cell/>
        </table:table-row>
        <table:table-row table:style-name="ro7">
          <table:table-cell table:number-columns-repeated="2"/>
          <table:table-cell table:formula="of:=[.C16]+[.C$8]" office:value-type="float" office:value="0.1" calcext:value-type="float">
            <text:p>0.1</text:p>
          </table:table-cell>
          <table:table-cell table:formula="of:=[.D16]+[.E16]*[.C$8]" office:value-type="float" office:value="99.955870075" calcext:value-type="float">
            <text:p>99.955870075</text:p>
          </table:table-cell>
          <table:table-cell table:formula="of:=[.E16]-9.80665*[.C$8]" office:value-type="float" office:value="-0.980665" calcext:value-type="float">
            <text:p>-0.980665</text:p>
          </table:table-cell>
          <table:table-cell table:number-columns-repeated="7"/>
          <table:table-cell table:formula="of:=[.M16]+[.M$8]" office:value-type="float" office:value="0.1" calcext:value-type="float">
            <text:p>0.1</text:p>
          </table:table-cell>
          <table:table-cell table:formula="of:=[.N$7]+[.O$7]*[.M17]-0.5*9.80665*([.M17]^2)" office:value-type="float" office:value="99.95096675" calcext:value-type="float">
            <text:p>99.95096675</text:p>
          </table:table-cell>
          <table:table-cell table:formula="of:=[.O$7]-9.80665*[.M17]" office:value-type="float" office:value="-0.980665" calcext:value-type="float">
            <text:p>-0.980665</text:p>
          </table:table-cell>
          <table:table-cell/>
        </table:table-row>
        <table:table-row table:style-name="ro7">
          <table:table-cell table:number-columns-repeated="2"/>
          <table:table-cell table:formula="of:=[.C17]+[.C$8]" office:value-type="float" office:value="0.11" calcext:value-type="float">
            <text:p>0.11</text:p>
          </table:table-cell>
          <table:table-cell table:formula="of:=[.D17]+[.E17]*[.C$8]" office:value-type="float" office:value="99.946063425" calcext:value-type="float">
            <text:p>99.946063425</text:p>
          </table:table-cell>
          <table:table-cell table:formula="of:=[.E17]-9.80665*[.C$8]" office:value-type="float" office:value="-1.0787315" calcext:value-type="float">
            <text:p>-1.078732</text:p>
          </table:table-cell>
          <table:table-cell table:number-columns-repeated="7"/>
          <table:table-cell table:formula="of:=[.M17]+[.M$8]" office:value-type="float" office:value="0.11" calcext:value-type="float">
            <text:p>0.11</text:p>
          </table:table-cell>
          <table:table-cell table:formula="of:=[.N$7]+[.O$7]*[.M18]-0.5*9.80665*([.M18]^2)" office:value-type="float" office:value="99.9406697675" calcext:value-type="float">
            <text:p>99.9406697675</text:p>
          </table:table-cell>
          <table:table-cell table:formula="of:=[.O$7]-9.80665*[.M18]" office:value-type="float" office:value="-1.0787315" calcext:value-type="float">
            <text:p>-1.078732</text:p>
          </table:table-cell>
          <table:table-cell/>
        </table:table-row>
        <table:table-row table:style-name="ro7">
          <table:table-cell table:number-columns-repeated="2"/>
          <table:table-cell table:formula="of:=[.C18]+[.C$8]" office:value-type="float" office:value="0.12" calcext:value-type="float">
            <text:p>0.12</text:p>
          </table:table-cell>
          <table:table-cell table:formula="of:=[.D18]+[.E18]*[.C$8]" office:value-type="float" office:value="99.93527611" calcext:value-type="float">
            <text:p>99.93527611</text:p>
          </table:table-cell>
          <table:table-cell table:formula="of:=[.E18]-9.80665*[.C$8]" office:value-type="float" office:value="-1.176798" calcext:value-type="float">
            <text:p>-1.176798</text:p>
          </table:table-cell>
          <table:table-cell table:number-columns-repeated="7"/>
          <table:table-cell table:formula="of:=[.M18]+[.M$8]" office:value-type="float" office:value="0.12" calcext:value-type="float">
            <text:p>0.12</text:p>
          </table:table-cell>
          <table:table-cell table:formula="of:=[.N$7]+[.O$7]*[.M19]-0.5*9.80665*([.M19]^2)" office:value-type="float" office:value="99.92939212" calcext:value-type="float">
            <text:p>99.92939212</text:p>
          </table:table-cell>
          <table:table-cell table:formula="of:=[.O$7]-9.80665*[.M19]" office:value-type="float" office:value="-1.176798" calcext:value-type="float">
            <text:p>-1.176798</text:p>
          </table:table-cell>
          <table:table-cell/>
        </table:table-row>
        <table:table-row table:style-name="ro7">
          <table:table-cell table:number-columns-repeated="2"/>
          <table:table-cell table:formula="of:=[.C19]+[.C$8]" office:value-type="float" office:value="0.13" calcext:value-type="float">
            <text:p>0.13</text:p>
          </table:table-cell>
          <table:table-cell table:formula="of:=[.D19]+[.E19]*[.C$8]" office:value-type="float" office:value="99.92350813" calcext:value-type="float">
            <text:p>99.92350813</text:p>
          </table:table-cell>
          <table:table-cell table:formula="of:=[.E19]-9.80665*[.C$8]" office:value-type="float" office:value="-1.2748645" calcext:value-type="float">
            <text:p>-1.274865</text:p>
          </table:table-cell>
          <table:table-cell table:number-columns-repeated="7"/>
          <table:table-cell table:formula="of:=[.M19]+[.M$8]" office:value-type="float" office:value="0.13" calcext:value-type="float">
            <text:p>0.13</text:p>
          </table:table-cell>
          <table:table-cell table:formula="of:=[.N$7]+[.O$7]*[.M20]-0.5*9.80665*([.M20]^2)" office:value-type="float" office:value="99.9171338075" calcext:value-type="float">
            <text:p>99.9171338075</text:p>
          </table:table-cell>
          <table:table-cell table:formula="of:=[.O$7]-9.80665*[.M20]" office:value-type="float" office:value="-1.2748645" calcext:value-type="float">
            <text:p>-1.274865</text:p>
          </table:table-cell>
          <table:table-cell/>
        </table:table-row>
        <table:table-row table:style-name="ro7">
          <table:table-cell table:number-columns-repeated="2"/>
          <table:table-cell table:formula="of:=[.C20]+[.C$8]" office:value-type="float" office:value="0.14" calcext:value-type="float">
            <text:p>0.14</text:p>
          </table:table-cell>
          <table:table-cell table:formula="of:=[.D20]+[.E20]*[.C$8]" office:value-type="float" office:value="99.910759485" calcext:value-type="float">
            <text:p>99.910759485</text:p>
          </table:table-cell>
          <table:table-cell table:formula="of:=[.E20]-9.80665*[.C$8]" office:value-type="float" office:value="-1.372931" calcext:value-type="float">
            <text:p>-1.372931</text:p>
          </table:table-cell>
          <table:table-cell table:number-columns-repeated="7"/>
          <table:table-cell table:formula="of:=[.M20]+[.M$8]" office:value-type="float" office:value="0.14" calcext:value-type="float">
            <text:p>0.14</text:p>
          </table:table-cell>
          <table:table-cell table:formula="of:=[.N$7]+[.O$7]*[.M21]-0.5*9.80665*([.M21]^2)" office:value-type="float" office:value="99.90389483" calcext:value-type="float">
            <text:p>99.90389483</text:p>
          </table:table-cell>
          <table:table-cell table:formula="of:=[.O$7]-9.80665*[.M21]" office:value-type="float" office:value="-1.372931" calcext:value-type="float">
            <text:p>-1.372931</text:p>
          </table:table-cell>
          <table:table-cell/>
        </table:table-row>
        <table:table-row table:style-name="ro7">
          <table:table-cell table:number-columns-repeated="2"/>
          <table:table-cell table:formula="of:=[.C21]+[.C$8]" office:value-type="float" office:value="0.15" calcext:value-type="float">
            <text:p>0.15</text:p>
          </table:table-cell>
          <table:table-cell table:formula="of:=[.D21]+[.E21]*[.C$8]" office:value-type="float" office:value="99.897030175" calcext:value-type="float">
            <text:p>99.897030175</text:p>
          </table:table-cell>
          <table:table-cell table:formula="of:=[.E21]-9.80665*[.C$8]" office:value-type="float" office:value="-1.4709975" calcext:value-type="float">
            <text:p>-1.470998</text:p>
          </table:table-cell>
          <table:table-cell table:number-columns-repeated="7"/>
          <table:table-cell table:formula="of:=[.M21]+[.M$8]" office:value-type="float" office:value="0.15" calcext:value-type="float">
            <text:p>0.15</text:p>
          </table:table-cell>
          <table:table-cell table:formula="of:=[.N$7]+[.O$7]*[.M22]-0.5*9.80665*([.M22]^2)" office:value-type="float" office:value="99.8896751875" calcext:value-type="float">
            <text:p>99.8896751875</text:p>
          </table:table-cell>
          <table:table-cell table:formula="of:=[.O$7]-9.80665*[.M22]" office:value-type="float" office:value="-1.4709975" calcext:value-type="float">
            <text:p>-1.470998</text:p>
          </table:table-cell>
          <table:table-cell/>
        </table:table-row>
        <table:table-row table:style-name="ro7">
          <table:table-cell table:number-columns-repeated="2"/>
          <table:table-cell table:formula="of:=[.C22]+[.C$8]" office:value-type="float" office:value="0.16" calcext:value-type="float">
            <text:p>0.16</text:p>
          </table:table-cell>
          <table:table-cell table:formula="of:=[.D22]+[.E22]*[.C$8]" office:value-type="float" office:value="99.8823202" calcext:value-type="float">
            <text:p>99.8823202</text:p>
          </table:table-cell>
          <table:table-cell table:formula="of:=[.E22]-9.80665*[.C$8]" office:value-type="float" office:value="-1.569064" calcext:value-type="float">
            <text:p>-1.569064</text:p>
          </table:table-cell>
          <table:table-cell table:number-columns-repeated="7"/>
          <table:table-cell table:formula="of:=[.M22]+[.M$8]" office:value-type="float" office:value="0.16" calcext:value-type="float">
            <text:p>0.16</text:p>
          </table:table-cell>
          <table:table-cell table:formula="of:=[.N$7]+[.O$7]*[.M23]-0.5*9.80665*([.M23]^2)" office:value-type="float" office:value="99.87447488" calcext:value-type="float">
            <text:p>99.87447488</text:p>
          </table:table-cell>
          <table:table-cell table:formula="of:=[.O$7]-9.80665*[.M23]" office:value-type="float" office:value="-1.569064" calcext:value-type="float">
            <text:p>-1.569064</text:p>
          </table:table-cell>
          <table:table-cell/>
        </table:table-row>
        <table:table-row table:style-name="ro7">
          <table:table-cell table:number-columns-repeated="2"/>
          <table:table-cell table:formula="of:=[.C23]+[.C$8]" office:value-type="float" office:value="0.17" calcext:value-type="float">
            <text:p>0.17</text:p>
          </table:table-cell>
          <table:table-cell table:formula="of:=[.D23]+[.E23]*[.C$8]" office:value-type="float" office:value="99.86662956" calcext:value-type="float">
            <text:p>99.86662956</text:p>
          </table:table-cell>
          <table:table-cell table:formula="of:=[.E23]-9.80665*[.C$8]" office:value-type="float" office:value="-1.6671305" calcext:value-type="float">
            <text:p>-1.667131</text:p>
          </table:table-cell>
          <table:table-cell table:number-columns-repeated="7"/>
          <table:table-cell table:formula="of:=[.M23]+[.M$8]" office:value-type="float" office:value="0.17" calcext:value-type="float">
            <text:p>0.17</text:p>
          </table:table-cell>
          <table:table-cell table:formula="of:=[.N$7]+[.O$7]*[.M24]-0.5*9.80665*([.M24]^2)" office:value-type="float" office:value="99.8582939075" calcext:value-type="float">
            <text:p>99.8582939075</text:p>
          </table:table-cell>
          <table:table-cell table:formula="of:=[.O$7]-9.80665*[.M24]" office:value-type="float" office:value="-1.6671305" calcext:value-type="float">
            <text:p>-1.667131</text:p>
          </table:table-cell>
          <table:table-cell/>
        </table:table-row>
        <table:table-row table:style-name="ro7">
          <table:table-cell table:number-columns-repeated="2"/>
          <table:table-cell table:formula="of:=[.C24]+[.C$8]" office:value-type="float" office:value="0.18" calcext:value-type="float">
            <text:p>0.18</text:p>
          </table:table-cell>
          <table:table-cell table:formula="of:=[.D24]+[.E24]*[.C$8]" office:value-type="float" office:value="99.849958255" calcext:value-type="float">
            <text:p>99.849958255</text:p>
          </table:table-cell>
          <table:table-cell table:formula="of:=[.E24]-9.80665*[.C$8]" office:value-type="float" office:value="-1.765197" calcext:value-type="float">
            <text:p>-1.765197</text:p>
          </table:table-cell>
          <table:table-cell table:number-columns-repeated="7"/>
          <table:table-cell table:formula="of:=[.M24]+[.M$8]" office:value-type="float" office:value="0.18" calcext:value-type="float">
            <text:p>0.18</text:p>
          </table:table-cell>
          <table:table-cell table:formula="of:=[.N$7]+[.O$7]*[.M25]-0.5*9.80665*([.M25]^2)" office:value-type="float" office:value="99.84113227" calcext:value-type="float">
            <text:p>99.84113227</text:p>
          </table:table-cell>
          <table:table-cell table:formula="of:=[.O$7]-9.80665*[.M25]" office:value-type="float" office:value="-1.765197" calcext:value-type="float">
            <text:p>-1.765197</text:p>
          </table:table-cell>
          <table:table-cell/>
        </table:table-row>
        <table:table-row table:style-name="ro7">
          <table:table-cell table:number-columns-repeated="2"/>
          <table:table-cell table:formula="of:=[.C25]+[.C$8]" office:value-type="float" office:value="0.19" calcext:value-type="float">
            <text:p>0.19</text:p>
          </table:table-cell>
          <table:table-cell table:formula="of:=[.D25]+[.E25]*[.C$8]" office:value-type="float" office:value="99.832306285" calcext:value-type="float">
            <text:p>99.832306285</text:p>
          </table:table-cell>
          <table:table-cell table:formula="of:=[.E25]-9.80665*[.C$8]" office:value-type="float" office:value="-1.8632635" calcext:value-type="float">
            <text:p>-1.863264</text:p>
          </table:table-cell>
          <table:table-cell table:number-columns-repeated="7"/>
          <table:table-cell table:formula="of:=[.M25]+[.M$8]" office:value-type="float" office:value="0.19" calcext:value-type="float">
            <text:p>0.19</text:p>
          </table:table-cell>
          <table:table-cell table:formula="of:=[.N$7]+[.O$7]*[.M26]-0.5*9.80665*([.M26]^2)" office:value-type="float" office:value="99.8229899675" calcext:value-type="float">
            <text:p>99.8229899675</text:p>
          </table:table-cell>
          <table:table-cell table:formula="of:=[.O$7]-9.80665*[.M26]" office:value-type="float" office:value="-1.8632635" calcext:value-type="float">
            <text:p>-1.863264</text:p>
          </table:table-cell>
          <table:table-cell/>
        </table:table-row>
        <table:table-row table:style-name="ro7">
          <table:table-cell table:number-columns-repeated="2"/>
          <table:table-cell table:formula="of:=[.C26]+[.C$8]" office:value-type="float" office:value="0.2" calcext:value-type="float">
            <text:p>0.2</text:p>
          </table:table-cell>
          <table:table-cell table:formula="of:=[.D26]+[.E26]*[.C$8]" office:value-type="float" office:value="99.81367365" calcext:value-type="float">
            <text:p>99.81367365</text:p>
          </table:table-cell>
          <table:table-cell table:formula="of:=[.E26]-9.80665*[.C$8]" office:value-type="float" office:value="-1.96133" calcext:value-type="float">
            <text:p>-1.961330</text:p>
          </table:table-cell>
          <table:table-cell table:number-columns-repeated="7"/>
          <table:table-cell table:formula="of:=[.M26]+[.M$8]" office:value-type="float" office:value="0.2" calcext:value-type="float">
            <text:p>0.2</text:p>
          </table:table-cell>
          <table:table-cell table:formula="of:=[.N$7]+[.O$7]*[.M27]-0.5*9.80665*([.M27]^2)" office:value-type="float" office:value="99.803867" calcext:value-type="float">
            <text:p>99.803867</text:p>
          </table:table-cell>
          <table:table-cell table:formula="of:=[.O$7]-9.80665*[.M27]" office:value-type="float" office:value="-1.96133" calcext:value-type="float">
            <text:p>-1.961330</text:p>
          </table:table-cell>
          <table:table-cell/>
        </table:table-row>
        <table:table-row table:style-name="ro7">
          <table:table-cell table:number-columns-repeated="2"/>
          <table:table-cell table:formula="of:=[.C27]+[.C$8]" office:value-type="float" office:value="0.21" calcext:value-type="float">
            <text:p>0.21</text:p>
          </table:table-cell>
          <table:table-cell table:formula="of:=[.D27]+[.E27]*[.C$8]" office:value-type="float" office:value="99.79406035" calcext:value-type="float">
            <text:p>99.79406035</text:p>
          </table:table-cell>
          <table:table-cell table:formula="of:=[.E27]-9.80665*[.C$8]" office:value-type="float" office:value="-2.0593965" calcext:value-type="float">
            <text:p>-2.059397</text:p>
          </table:table-cell>
          <table:table-cell table:number-columns-repeated="7"/>
          <table:table-cell table:formula="of:=[.M27]+[.M$8]" office:value-type="float" office:value="0.21" calcext:value-type="float">
            <text:p>0.21</text:p>
          </table:table-cell>
          <table:table-cell table:formula="of:=[.N$7]+[.O$7]*[.M28]-0.5*9.80665*([.M28]^2)" office:value-type="float" office:value="99.7837633675" calcext:value-type="float">
            <text:p>99.7837633675</text:p>
          </table:table-cell>
          <table:table-cell table:formula="of:=[.O$7]-9.80665*[.M28]" office:value-type="float" office:value="-2.0593965" calcext:value-type="float">
            <text:p>-2.059397</text:p>
          </table:table-cell>
          <table:table-cell/>
        </table:table-row>
        <table:table-row table:style-name="ro7">
          <table:table-cell table:number-columns-repeated="2"/>
          <table:table-cell table:formula="of:=[.C28]+[.C$8]" office:value-type="float" office:value="0.22" calcext:value-type="float">
            <text:p>0.22</text:p>
          </table:table-cell>
          <table:table-cell table:formula="of:=[.D28]+[.E28]*[.C$8]" office:value-type="float" office:value="99.773466385" calcext:value-type="float">
            <text:p>99.773466385</text:p>
          </table:table-cell>
          <table:table-cell table:formula="of:=[.E28]-9.80665*[.C$8]" office:value-type="float" office:value="-2.157463" calcext:value-type="float">
            <text:p>-2.157463</text:p>
          </table:table-cell>
          <table:table-cell table:number-columns-repeated="7"/>
          <table:table-cell table:formula="of:=[.M28]+[.M$8]" office:value-type="float" office:value="0.22" calcext:value-type="float">
            <text:p>0.22</text:p>
          </table:table-cell>
          <table:table-cell table:formula="of:=[.N$7]+[.O$7]*[.M29]-0.5*9.80665*([.M29]^2)" office:value-type="float" office:value="99.76267907" calcext:value-type="float">
            <text:p>99.76267907</text:p>
          </table:table-cell>
          <table:table-cell table:formula="of:=[.O$7]-9.80665*[.M29]" office:value-type="float" office:value="-2.157463" calcext:value-type="float">
            <text:p>-2.157463</text:p>
          </table:table-cell>
          <table:table-cell/>
        </table:table-row>
        <table:table-row table:style-name="ro7">
          <table:table-cell table:number-columns-repeated="2"/>
          <table:table-cell table:formula="of:=[.C29]+[.C$8]" office:value-type="float" office:value="0.23" calcext:value-type="float">
            <text:p>0.23</text:p>
          </table:table-cell>
          <table:table-cell table:formula="of:=[.D29]+[.E29]*[.C$8]" office:value-type="float" office:value="99.751891755" calcext:value-type="float">
            <text:p>99.751891755</text:p>
          </table:table-cell>
          <table:table-cell table:formula="of:=[.E29]-9.80665*[.C$8]" office:value-type="float" office:value="-2.2555295" calcext:value-type="float">
            <text:p>-2.255530</text:p>
          </table:table-cell>
          <table:table-cell table:number-columns-repeated="7"/>
          <table:table-cell table:formula="of:=[.M29]+[.M$8]" office:value-type="float" office:value="0.23" calcext:value-type="float">
            <text:p>0.23</text:p>
          </table:table-cell>
          <table:table-cell table:formula="of:=[.N$7]+[.O$7]*[.M30]-0.5*9.80665*([.M30]^2)" office:value-type="float" office:value="99.7406141075" calcext:value-type="float">
            <text:p>99.7406141075</text:p>
          </table:table-cell>
          <table:table-cell table:formula="of:=[.O$7]-9.80665*[.M30]" office:value-type="float" office:value="-2.2555295" calcext:value-type="float">
            <text:p>-2.255530</text:p>
          </table:table-cell>
          <table:table-cell/>
        </table:table-row>
        <table:table-row table:style-name="ro7">
          <table:table-cell table:number-columns-repeated="2"/>
          <table:table-cell table:formula="of:=[.C30]+[.C$8]" office:value-type="float" office:value="0.24" calcext:value-type="float">
            <text:p>0.24</text:p>
          </table:table-cell>
          <table:table-cell table:formula="of:=[.D30]+[.E30]*[.C$8]" office:value-type="float" office:value="99.72933646" calcext:value-type="float">
            <text:p>99.72933646</text:p>
          </table:table-cell>
          <table:table-cell table:formula="of:=[.E30]-9.80665*[.C$8]" office:value-type="float" office:value="-2.353596" calcext:value-type="float">
            <text:p>-2.353596</text:p>
          </table:table-cell>
          <table:table-cell table:number-columns-repeated="7"/>
          <table:table-cell table:formula="of:=[.M30]+[.M$8]" office:value-type="float" office:value="0.24" calcext:value-type="float">
            <text:p>0.24</text:p>
          </table:table-cell>
          <table:table-cell table:formula="of:=[.N$7]+[.O$7]*[.M31]-0.5*9.80665*([.M31]^2)" office:value-type="float" office:value="99.71756848" calcext:value-type="float">
            <text:p>99.71756848</text:p>
          </table:table-cell>
          <table:table-cell table:formula="of:=[.O$7]-9.80665*[.M31]" office:value-type="float" office:value="-2.353596" calcext:value-type="float">
            <text:p>-2.353596</text:p>
          </table:table-cell>
          <table:table-cell/>
        </table:table-row>
        <table:table-row table:style-name="ro7">
          <table:table-cell table:number-columns-repeated="2"/>
          <table:table-cell table:formula="of:=[.C31]+[.C$8]" office:value-type="float" office:value="0.25" calcext:value-type="float">
            <text:p>0.25</text:p>
          </table:table-cell>
          <table:table-cell table:formula="of:=[.D31]+[.E31]*[.C$8]" office:value-type="float" office:value="99.7058005" calcext:value-type="float">
            <text:p>99.7058005</text:p>
          </table:table-cell>
          <table:table-cell table:formula="of:=[.E31]-9.80665*[.C$8]" office:value-type="float" office:value="-2.4516625" calcext:value-type="float">
            <text:p>-2.451663</text:p>
          </table:table-cell>
          <table:table-cell table:number-columns-repeated="7"/>
          <table:table-cell table:formula="of:=[.M31]+[.M$8]" office:value-type="float" office:value="0.25" calcext:value-type="float">
            <text:p>0.25</text:p>
          </table:table-cell>
          <table:table-cell table:formula="of:=[.N$7]+[.O$7]*[.M32]-0.5*9.80665*([.M32]^2)" office:value-type="float" office:value="99.6935421875" calcext:value-type="float">
            <text:p>99.6935421875</text:p>
          </table:table-cell>
          <table:table-cell table:formula="of:=[.O$7]-9.80665*[.M32]" office:value-type="float" office:value="-2.4516625" calcext:value-type="float">
            <text:p>-2.451663</text:p>
          </table:table-cell>
          <table:table-cell/>
        </table:table-row>
        <table:table-row table:style-name="ro7">
          <table:table-cell table:number-columns-repeated="2"/>
          <table:table-cell table:formula="of:=[.C32]+[.C$8]" office:value-type="float" office:value="0.26" calcext:value-type="float">
            <text:p>0.26</text:p>
          </table:table-cell>
          <table:table-cell table:formula="of:=[.D32]+[.E32]*[.C$8]" office:value-type="float" office:value="99.681283875" calcext:value-type="float">
            <text:p>99.681283875</text:p>
          </table:table-cell>
          <table:table-cell table:formula="of:=[.E32]-9.80665*[.C$8]" office:value-type="float" office:value="-2.549729" calcext:value-type="float">
            <text:p>-2.549729</text:p>
          </table:table-cell>
          <table:table-cell table:number-columns-repeated="7"/>
          <table:table-cell table:formula="of:=[.M32]+[.M$8]" office:value-type="float" office:value="0.26" calcext:value-type="float">
            <text:p>0.26</text:p>
          </table:table-cell>
          <table:table-cell table:formula="of:=[.N$7]+[.O$7]*[.M33]-0.5*9.80665*([.M33]^2)" office:value-type="float" office:value="99.66853523" calcext:value-type="float">
            <text:p>99.66853523</text:p>
          </table:table-cell>
          <table:table-cell table:formula="of:=[.O$7]-9.80665*[.M33]" office:value-type="float" office:value="-2.549729" calcext:value-type="float">
            <text:p>-2.549729</text:p>
          </table:table-cell>
          <table:table-cell/>
        </table:table-row>
        <table:table-row table:style-name="ro7">
          <table:table-cell table:number-columns-repeated="2"/>
          <table:table-cell table:formula="of:=[.C33]+[.C$8]" office:value-type="float" office:value="0.27" calcext:value-type="float">
            <text:p>0.27</text:p>
          </table:table-cell>
          <table:table-cell table:formula="of:=[.D33]+[.E33]*[.C$8]" office:value-type="float" office:value="99.655786585" calcext:value-type="float">
            <text:p>99.655786585</text:p>
          </table:table-cell>
          <table:table-cell table:formula="of:=[.E33]-9.80665*[.C$8]" office:value-type="float" office:value="-2.6477955" calcext:value-type="float">
            <text:p>-2.647796</text:p>
          </table:table-cell>
          <table:table-cell table:number-columns-repeated="5"/>
          <table:table-cell table:style-name="ce25" table:number-columns-repeated="2"/>
          <table:table-cell table:formula="of:=[.M33]+[.M$8]" office:value-type="float" office:value="0.27" calcext:value-type="float">
            <text:p>0.27</text:p>
          </table:table-cell>
          <table:table-cell table:formula="of:=[.N$7]+[.O$7]*[.M34]-0.5*9.80665*([.M34]^2)" office:value-type="float" office:value="99.6425476075" calcext:value-type="float">
            <text:p>99.6425476075</text:p>
          </table:table-cell>
          <table:table-cell table:formula="of:=[.O$7]-9.80665*[.M34]" office:value-type="float" office:value="-2.6477955" calcext:value-type="float">
            <text:p>-2.647796</text:p>
          </table:table-cell>
          <table:table-cell/>
        </table:table-row>
        <table:table-row table:style-name="ro7">
          <table:table-cell/>
          <table:table-cell table:style-name="ce7"/>
          <table:table-cell table:formula="of:=[.C34]+[.C$8]" office:value-type="float" office:value="0.28" calcext:value-type="float">
            <text:p>0.28</text:p>
          </table:table-cell>
          <table:table-cell table:formula="of:=[.D34]+[.E34]*[.C$8]" office:value-type="float" office:value="99.6293086299999" calcext:value-type="float">
            <text:p>99.6293086299999</text:p>
          </table:table-cell>
          <table:table-cell table:formula="of:=[.E34]-9.80665*[.C$8]" office:value-type="float" office:value="-2.745862" calcext:value-type="float">
            <text:p>-2.745862</text:p>
          </table:table-cell>
          <table:table-cell table:style-name="ce26" table:number-columns-repeated="5"/>
          <table:table-cell table:number-columns-repeated="2"/>
          <table:table-cell table:formula="of:=[.M34]+[.M$8]" office:value-type="float" office:value="0.28" calcext:value-type="float">
            <text:p>0.28</text:p>
          </table:table-cell>
          <table:table-cell table:formula="of:=[.N$7]+[.O$7]*[.M35]-0.5*9.80665*([.M35]^2)" office:value-type="float" office:value="99.61557932" calcext:value-type="float">
            <text:p>99.61557932</text:p>
          </table:table-cell>
          <table:table-cell table:formula="of:=[.O$7]-9.80665*[.M35]" office:value-type="float" office:value="-2.745862" calcext:value-type="float">
            <text:p>-2.745862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35]+[.C$8]" office:value-type="float" office:value="0.29" calcext:value-type="float">
            <text:p>0.29</text:p>
          </table:table-cell>
          <table:table-cell table:formula="of:=[.D35]+[.E35]*[.C$8]" office:value-type="float" office:value="99.6018500099999" calcext:value-type="float">
            <text:p>99.6018500099999</text:p>
          </table:table-cell>
          <table:table-cell table:formula="of:=[.E35]-9.80665*[.C$8]" office:value-type="float" office:value="-2.8439285" calcext:value-type="float">
            <text:p>-2.843929</text:p>
          </table:table-cell>
          <table:table-cell table:style-name="ce26" table:number-columns-repeated="5"/>
          <table:table-cell table:number-columns-repeated="2"/>
          <table:table-cell table:formula="of:=[.M35]+[.M$8]" office:value-type="float" office:value="0.29" calcext:value-type="float">
            <text:p>0.29</text:p>
          </table:table-cell>
          <table:table-cell table:formula="of:=[.N$7]+[.O$7]*[.M36]-0.5*9.80665*([.M36]^2)" office:value-type="float" office:value="99.5876303675" calcext:value-type="float">
            <text:p>99.5876303675</text:p>
          </table:table-cell>
          <table:table-cell table:formula="of:=[.O$7]-9.80665*[.M36]" office:value-type="float" office:value="-2.8439285" calcext:value-type="float">
            <text:p>-2.843929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36]+[.C$8]" office:value-type="float" office:value="0.3" calcext:value-type="float">
            <text:p>0.3</text:p>
          </table:table-cell>
          <table:table-cell table:formula="of:=[.D36]+[.E36]*[.C$8]" office:value-type="float" office:value="99.5734107249999" calcext:value-type="float">
            <text:p>99.5734107249999</text:p>
          </table:table-cell>
          <table:table-cell table:formula="of:=[.E36]-9.80665*[.C$8]" office:value-type="float" office:value="-2.941995" calcext:value-type="float">
            <text:p>-2.941995</text:p>
          </table:table-cell>
          <table:table-cell table:style-name="ce26" table:number-columns-repeated="5"/>
          <table:table-cell table:number-columns-repeated="2"/>
          <table:table-cell table:formula="of:=[.M36]+[.M$8]" office:value-type="float" office:value="0.3" calcext:value-type="float">
            <text:p>0.3</text:p>
          </table:table-cell>
          <table:table-cell table:formula="of:=[.N$7]+[.O$7]*[.M37]-0.5*9.80665*([.M37]^2)" office:value-type="float" office:value="99.55870075" calcext:value-type="float">
            <text:p>99.55870075</text:p>
          </table:table-cell>
          <table:table-cell table:formula="of:=[.O$7]-9.80665*[.M37]" office:value-type="float" office:value="-2.941995" calcext:value-type="float">
            <text:p>-2.941995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37]+[.C$8]" office:value-type="float" office:value="0.31" calcext:value-type="float">
            <text:p>0.31</text:p>
          </table:table-cell>
          <table:table-cell table:formula="of:=[.D37]+[.E37]*[.C$8]" office:value-type="float" office:value="99.5439907749999" calcext:value-type="float">
            <text:p>99.5439907749999</text:p>
          </table:table-cell>
          <table:table-cell table:formula="of:=[.E37]-9.80665*[.C$8]" office:value-type="float" office:value="-3.0400615" calcext:value-type="float">
            <text:p>-3.040062</text:p>
          </table:table-cell>
          <table:table-cell table:style-name="ce26" table:number-columns-repeated="5"/>
          <table:table-cell table:number-columns-repeated="2"/>
          <table:table-cell table:formula="of:=[.M37]+[.M$8]" office:value-type="float" office:value="0.31" calcext:value-type="float">
            <text:p>0.31</text:p>
          </table:table-cell>
          <table:table-cell table:formula="of:=[.N$7]+[.O$7]*[.M38]-0.5*9.80665*([.M38]^2)" office:value-type="float" office:value="99.5287904675" calcext:value-type="float">
            <text:p>99.5287904675</text:p>
          </table:table-cell>
          <table:table-cell table:formula="of:=[.O$7]-9.80665*[.M38]" office:value-type="float" office:value="-3.0400615" calcext:value-type="float">
            <text:p>-3.040062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38]+[.C$8]" office:value-type="float" office:value="0.32" calcext:value-type="float">
            <text:p>0.32</text:p>
          </table:table-cell>
          <table:table-cell table:formula="of:=[.D38]+[.E38]*[.C$8]" office:value-type="float" office:value="99.5135901599999" calcext:value-type="float">
            <text:p>99.5135901599999</text:p>
          </table:table-cell>
          <table:table-cell table:formula="of:=[.E38]-9.80665*[.C$8]" office:value-type="float" office:value="-3.138128" calcext:value-type="float">
            <text:p>-3.138128</text:p>
          </table:table-cell>
          <table:table-cell table:style-name="ce26" table:number-columns-repeated="5"/>
          <table:table-cell table:number-columns-repeated="2"/>
          <table:table-cell table:formula="of:=[.M38]+[.M$8]" office:value-type="float" office:value="0.32" calcext:value-type="float">
            <text:p>0.32</text:p>
          </table:table-cell>
          <table:table-cell table:formula="of:=[.N$7]+[.O$7]*[.M39]-0.5*9.80665*([.M39]^2)" office:value-type="float" office:value="99.49789952" calcext:value-type="float">
            <text:p>99.49789952</text:p>
          </table:table-cell>
          <table:table-cell table:formula="of:=[.O$7]-9.80665*[.M39]" office:value-type="float" office:value="-3.138128" calcext:value-type="float">
            <text:p>-3.138128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39]+[.C$8]" office:value-type="float" office:value="0.33" calcext:value-type="float">
            <text:p>0.33</text:p>
          </table:table-cell>
          <table:table-cell table:formula="of:=[.D39]+[.E39]*[.C$8]" office:value-type="float" office:value="99.4822088799999" calcext:value-type="float">
            <text:p>99.4822088799999</text:p>
          </table:table-cell>
          <table:table-cell table:formula="of:=[.E39]-9.80665*[.C$8]" office:value-type="float" office:value="-3.2361945" calcext:value-type="float">
            <text:p>-3.236195</text:p>
          </table:table-cell>
          <table:table-cell table:style-name="ce26" table:number-columns-repeated="5"/>
          <table:table-cell table:number-columns-repeated="2"/>
          <table:table-cell table:formula="of:=[.M39]+[.M$8]" office:value-type="float" office:value="0.33" calcext:value-type="float">
            <text:p>0.33</text:p>
          </table:table-cell>
          <table:table-cell table:formula="of:=[.N$7]+[.O$7]*[.M40]-0.5*9.80665*([.M40]^2)" office:value-type="float" office:value="99.4660279075" calcext:value-type="float">
            <text:p>99.4660279075</text:p>
          </table:table-cell>
          <table:table-cell table:formula="of:=[.O$7]-9.80665*[.M40]" office:value-type="float" office:value="-3.2361945" calcext:value-type="float">
            <text:p>-3.236195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0]+[.C$8]" office:value-type="float" office:value="0.34" calcext:value-type="float">
            <text:p>0.34</text:p>
          </table:table-cell>
          <table:table-cell table:formula="of:=[.D40]+[.E40]*[.C$8]" office:value-type="float" office:value="99.4498469349999" calcext:value-type="float">
            <text:p>99.4498469349999</text:p>
          </table:table-cell>
          <table:table-cell table:formula="of:=[.E40]-9.80665*[.C$8]" office:value-type="float" office:value="-3.334261" calcext:value-type="float">
            <text:p>-3.334261</text:p>
          </table:table-cell>
          <table:table-cell table:style-name="ce26" table:number-columns-repeated="5"/>
          <table:table-cell table:number-columns-repeated="2"/>
          <table:table-cell table:formula="of:=[.M40]+[.M$8]" office:value-type="float" office:value="0.34" calcext:value-type="float">
            <text:p>0.34</text:p>
          </table:table-cell>
          <table:table-cell table:formula="of:=[.N$7]+[.O$7]*[.M41]-0.5*9.80665*([.M41]^2)" office:value-type="float" office:value="99.43317563" calcext:value-type="float">
            <text:p>99.43317563</text:p>
          </table:table-cell>
          <table:table-cell table:formula="of:=[.O$7]-9.80665*[.M41]" office:value-type="float" office:value="-3.334261" calcext:value-type="float">
            <text:p>-3.334261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1]+[.C$8]" office:value-type="float" office:value="0.35" calcext:value-type="float">
            <text:p>0.35</text:p>
          </table:table-cell>
          <table:table-cell table:formula="of:=[.D41]+[.E41]*[.C$8]" office:value-type="float" office:value="99.4165043249999" calcext:value-type="float">
            <text:p>99.4165043249999</text:p>
          </table:table-cell>
          <table:table-cell table:formula="of:=[.E41]-9.80665*[.C$8]" office:value-type="float" office:value="-3.4323275" calcext:value-type="float">
            <text:p>-3.432328</text:p>
          </table:table-cell>
          <table:table-cell table:style-name="ce26" table:number-columns-repeated="5"/>
          <table:table-cell table:number-columns-repeated="2"/>
          <table:table-cell table:formula="of:=[.M41]+[.M$8]" office:value-type="float" office:value="0.35" calcext:value-type="float">
            <text:p>0.35</text:p>
          </table:table-cell>
          <table:table-cell table:formula="of:=[.N$7]+[.O$7]*[.M42]-0.5*9.80665*([.M42]^2)" office:value-type="float" office:value="99.3993426875" calcext:value-type="float">
            <text:p>99.3993426875</text:p>
          </table:table-cell>
          <table:table-cell table:formula="of:=[.O$7]-9.80665*[.M42]" office:value-type="float" office:value="-3.4323275" calcext:value-type="float">
            <text:p>-3.432328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2]+[.C$8]" office:value-type="float" office:value="0.36" calcext:value-type="float">
            <text:p>0.36</text:p>
          </table:table-cell>
          <table:table-cell table:formula="of:=[.D42]+[.E42]*[.C$8]" office:value-type="float" office:value="99.3821810499999" calcext:value-type="float">
            <text:p>99.3821810499999</text:p>
          </table:table-cell>
          <table:table-cell table:formula="of:=[.E42]-9.80665*[.C$8]" office:value-type="float" office:value="-3.530394" calcext:value-type="float">
            <text:p>-3.530394</text:p>
          </table:table-cell>
          <table:table-cell table:style-name="ce26" table:number-columns-repeated="5"/>
          <table:table-cell table:number-columns-repeated="2"/>
          <table:table-cell table:formula="of:=[.M42]+[.M$8]" office:value-type="float" office:value="0.36" calcext:value-type="float">
            <text:p>0.36</text:p>
          </table:table-cell>
          <table:table-cell table:formula="of:=[.N$7]+[.O$7]*[.M43]-0.5*9.80665*([.M43]^2)" office:value-type="float" office:value="99.36452908" calcext:value-type="float">
            <text:p>99.36452908</text:p>
          </table:table-cell>
          <table:table-cell table:formula="of:=[.O$7]-9.80665*[.M43]" office:value-type="float" office:value="-3.530394" calcext:value-type="float">
            <text:p>-3.530394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3]+[.C$8]" office:value-type="float" office:value="0.37" calcext:value-type="float">
            <text:p>0.37</text:p>
          </table:table-cell>
          <table:table-cell table:formula="of:=[.D43]+[.E43]*[.C$8]" office:value-type="float" office:value="99.3468771099999" calcext:value-type="float">
            <text:p>99.3468771099999</text:p>
          </table:table-cell>
          <table:table-cell table:formula="of:=[.E43]-9.80665*[.C$8]" office:value-type="float" office:value="-3.6284605" calcext:value-type="float">
            <text:p>-3.628461</text:p>
          </table:table-cell>
          <table:table-cell table:style-name="ce26" table:number-columns-repeated="5"/>
          <table:table-cell table:number-columns-repeated="2"/>
          <table:table-cell table:formula="of:=[.M43]+[.M$8]" office:value-type="float" office:value="0.37" calcext:value-type="float">
            <text:p>0.37</text:p>
          </table:table-cell>
          <table:table-cell table:formula="of:=[.N$7]+[.O$7]*[.M44]-0.5*9.80665*([.M44]^2)" office:value-type="float" office:value="99.3287348075" calcext:value-type="float">
            <text:p>99.3287348075</text:p>
          </table:table-cell>
          <table:table-cell table:formula="of:=[.O$7]-9.80665*[.M44]" office:value-type="float" office:value="-3.6284605" calcext:value-type="float">
            <text:p>-3.628461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4]+[.C$8]" office:value-type="float" office:value="0.38" calcext:value-type="float">
            <text:p>0.38</text:p>
          </table:table-cell>
          <table:table-cell table:formula="of:=[.D44]+[.E44]*[.C$8]" office:value-type="float" office:value="99.3105925049999" calcext:value-type="float">
            <text:p>99.3105925049999</text:p>
          </table:table-cell>
          <table:table-cell table:formula="of:=[.E44]-9.80665*[.C$8]" office:value-type="float" office:value="-3.726527" calcext:value-type="float">
            <text:p>-3.726527</text:p>
          </table:table-cell>
          <table:table-cell table:style-name="ce26" table:number-columns-repeated="5"/>
          <table:table-cell table:number-columns-repeated="2"/>
          <table:table-cell table:formula="of:=[.M44]+[.M$8]" office:value-type="float" office:value="0.38" calcext:value-type="float">
            <text:p>0.38</text:p>
          </table:table-cell>
          <table:table-cell table:formula="of:=[.N$7]+[.O$7]*[.M45]-0.5*9.80665*([.M45]^2)" office:value-type="float" office:value="99.29195987" calcext:value-type="float">
            <text:p>99.29195987</text:p>
          </table:table-cell>
          <table:table-cell table:formula="of:=[.O$7]-9.80665*[.M45]" office:value-type="float" office:value="-3.726527" calcext:value-type="float">
            <text:p>-3.726527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5]+[.C$8]" office:value-type="float" office:value="0.39" calcext:value-type="float">
            <text:p>0.39</text:p>
          </table:table-cell>
          <table:table-cell table:formula="of:=[.D45]+[.E45]*[.C$8]" office:value-type="float" office:value="99.2733272349999" calcext:value-type="float">
            <text:p>99.2733272349999</text:p>
          </table:table-cell>
          <table:table-cell table:formula="of:=[.E45]-9.80665*[.C$8]" office:value-type="float" office:value="-3.8245935" calcext:value-type="float">
            <text:p>-3.824594</text:p>
          </table:table-cell>
          <table:table-cell table:style-name="ce26" table:number-columns-repeated="5"/>
          <table:table-cell table:number-columns-repeated="2"/>
          <table:table-cell table:formula="of:=[.M45]+[.M$8]" office:value-type="float" office:value="0.39" calcext:value-type="float">
            <text:p>0.39</text:p>
          </table:table-cell>
          <table:table-cell table:formula="of:=[.N$7]+[.O$7]*[.M46]-0.5*9.80665*([.M46]^2)" office:value-type="float" office:value="99.2542042675" calcext:value-type="float">
            <text:p>99.2542042675</text:p>
          </table:table-cell>
          <table:table-cell table:formula="of:=[.O$7]-9.80665*[.M46]" office:value-type="float" office:value="-3.8245935" calcext:value-type="float">
            <text:p>-3.824594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6]+[.C$8]" office:value-type="float" office:value="0.4" calcext:value-type="float">
            <text:p>0.4</text:p>
          </table:table-cell>
          <table:table-cell table:formula="of:=[.D46]+[.E46]*[.C$8]" office:value-type="float" office:value="99.2350812999999" calcext:value-type="float">
            <text:p>99.2350812999999</text:p>
          </table:table-cell>
          <table:table-cell table:formula="of:=[.E46]-9.80665*[.C$8]" office:value-type="float" office:value="-3.92266" calcext:value-type="float">
            <text:p>-3.922660</text:p>
          </table:table-cell>
          <table:table-cell table:style-name="ce26" table:number-columns-repeated="5"/>
          <table:table-cell table:number-columns-repeated="2"/>
          <table:table-cell table:formula="of:=[.M46]+[.M$8]" office:value-type="float" office:value="0.4" calcext:value-type="float">
            <text:p>0.4</text:p>
          </table:table-cell>
          <table:table-cell table:formula="of:=[.N$7]+[.O$7]*[.M47]-0.5*9.80665*([.M47]^2)" office:value-type="float" office:value="99.215468" calcext:value-type="float">
            <text:p>99.215468</text:p>
          </table:table-cell>
          <table:table-cell table:formula="of:=[.O$7]-9.80665*[.M47]" office:value-type="float" office:value="-3.92266" calcext:value-type="float">
            <text:p>-3.922660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7]+[.C$8]" office:value-type="float" office:value="0.41" calcext:value-type="float">
            <text:p>0.41</text:p>
          </table:table-cell>
          <table:table-cell table:formula="of:=[.D47]+[.E47]*[.C$8]" office:value-type="float" office:value="99.1958546999999" calcext:value-type="float">
            <text:p>99.1958546999999</text:p>
          </table:table-cell>
          <table:table-cell table:formula="of:=[.E47]-9.80665*[.C$8]" office:value-type="float" office:value="-4.0207265" calcext:value-type="float">
            <text:p>-4.020727</text:p>
          </table:table-cell>
          <table:table-cell table:style-name="ce26" table:number-columns-repeated="5"/>
          <table:table-cell table:number-columns-repeated="2"/>
          <table:table-cell table:formula="of:=[.M47]+[.M$8]" office:value-type="float" office:value="0.41" calcext:value-type="float">
            <text:p>0.41</text:p>
          </table:table-cell>
          <table:table-cell table:formula="of:=[.N$7]+[.O$7]*[.M48]-0.5*9.80665*([.M48]^2)" office:value-type="float" office:value="99.1757510675" calcext:value-type="float">
            <text:p>99.1757510675</text:p>
          </table:table-cell>
          <table:table-cell table:formula="of:=[.O$7]-9.80665*[.M48]" office:value-type="float" office:value="-4.0207265" calcext:value-type="float">
            <text:p>-4.020727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8]+[.C$8]" office:value-type="float" office:value="0.42" calcext:value-type="float">
            <text:p>0.42</text:p>
          </table:table-cell>
          <table:table-cell table:formula="of:=[.D48]+[.E48]*[.C$8]" office:value-type="float" office:value="99.1556474349999" calcext:value-type="float">
            <text:p>99.1556474349999</text:p>
          </table:table-cell>
          <table:table-cell table:formula="of:=[.E48]-9.80665*[.C$8]" office:value-type="float" office:value="-4.118793" calcext:value-type="float">
            <text:p>-4.118793</text:p>
          </table:table-cell>
          <table:table-cell table:style-name="ce26" table:number-columns-repeated="5"/>
          <table:table-cell table:number-columns-repeated="2"/>
          <table:table-cell table:formula="of:=[.M48]+[.M$8]" office:value-type="float" office:value="0.42" calcext:value-type="float">
            <text:p>0.42</text:p>
          </table:table-cell>
          <table:table-cell table:formula="of:=[.N$7]+[.O$7]*[.M49]-0.5*9.80665*([.M49]^2)" office:value-type="float" office:value="99.13505347" calcext:value-type="float">
            <text:p>99.13505347</text:p>
          </table:table-cell>
          <table:table-cell table:formula="of:=[.O$7]-9.80665*[.M49]" office:value-type="float" office:value="-4.118793" calcext:value-type="float">
            <text:p>-4.118793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49]+[.C$8]" office:value-type="float" office:value="0.43" calcext:value-type="float">
            <text:p>0.43</text:p>
          </table:table-cell>
          <table:table-cell table:formula="of:=[.D49]+[.E49]*[.C$8]" office:value-type="float" office:value="99.1144595049999" calcext:value-type="float">
            <text:p>99.1144595049999</text:p>
          </table:table-cell>
          <table:table-cell table:formula="of:=[.E49]-9.80665*[.C$8]" office:value-type="float" office:value="-4.2168595" calcext:value-type="float">
            <text:p>-4.216860</text:p>
          </table:table-cell>
          <table:table-cell table:style-name="ce26" table:number-columns-repeated="5"/>
          <table:table-cell table:number-columns-repeated="2"/>
          <table:table-cell table:formula="of:=[.M49]+[.M$8]" office:value-type="float" office:value="0.43" calcext:value-type="float">
            <text:p>0.43</text:p>
          </table:table-cell>
          <table:table-cell table:formula="of:=[.N$7]+[.O$7]*[.M50]-0.5*9.80665*([.M50]^2)" office:value-type="float" office:value="99.0933752075" calcext:value-type="float">
            <text:p>99.0933752075</text:p>
          </table:table-cell>
          <table:table-cell table:formula="of:=[.O$7]-9.80665*[.M50]" office:value-type="float" office:value="-4.2168595" calcext:value-type="float">
            <text:p>-4.216860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50]+[.C$8]" office:value-type="float" office:value="0.44" calcext:value-type="float">
            <text:p>0.44</text:p>
          </table:table-cell>
          <table:table-cell table:formula="of:=[.D50]+[.E50]*[.C$8]" office:value-type="float" office:value="99.0722909099999" calcext:value-type="float">
            <text:p>99.0722909099999</text:p>
          </table:table-cell>
          <table:table-cell table:formula="of:=[.E50]-9.80665*[.C$8]" office:value-type="float" office:value="-4.314926" calcext:value-type="float">
            <text:p>-4.314926</text:p>
          </table:table-cell>
          <table:table-cell table:style-name="ce26" table:number-columns-repeated="5"/>
          <table:table-cell table:number-columns-repeated="2"/>
          <table:table-cell table:formula="of:=[.M50]+[.M$8]" office:value-type="float" office:value="0.44" calcext:value-type="float">
            <text:p>0.44</text:p>
          </table:table-cell>
          <table:table-cell table:formula="of:=[.N$7]+[.O$7]*[.M51]-0.5*9.80665*([.M51]^2)" office:value-type="float" office:value="99.05071628" calcext:value-type="float">
            <text:p>99.05071628</text:p>
          </table:table-cell>
          <table:table-cell table:formula="of:=[.O$7]-9.80665*[.M51]" office:value-type="float" office:value="-4.314926" calcext:value-type="float">
            <text:p>-4.314926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51]+[.C$8]" office:value-type="float" office:value="0.45" calcext:value-type="float">
            <text:p>0.45</text:p>
          </table:table-cell>
          <table:table-cell table:formula="of:=[.D51]+[.E51]*[.C$8]" office:value-type="float" office:value="99.0291416499998" calcext:value-type="float">
            <text:p>99.0291416499998</text:p>
          </table:table-cell>
          <table:table-cell table:formula="of:=[.E51]-9.80665*[.C$8]" office:value-type="float" office:value="-4.4129925" calcext:value-type="float">
            <text:p>-4.412993</text:p>
          </table:table-cell>
          <table:table-cell table:style-name="ce26" table:number-columns-repeated="5"/>
          <table:table-cell table:number-columns-repeated="2"/>
          <table:table-cell table:formula="of:=[.M51]+[.M$8]" office:value-type="float" office:value="0.45" calcext:value-type="float">
            <text:p>0.45</text:p>
          </table:table-cell>
          <table:table-cell table:formula="of:=[.N$7]+[.O$7]*[.M52]-0.5*9.80665*([.M52]^2)" office:value-type="float" office:value="99.0070766875" calcext:value-type="float">
            <text:p>99.0070766875</text:p>
          </table:table-cell>
          <table:table-cell table:formula="of:=[.O$7]-9.80665*[.M52]" office:value-type="float" office:value="-4.4129925" calcext:value-type="float">
            <text:p>-4.412993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52]+[.C$8]" office:value-type="float" office:value="0.46" calcext:value-type="float">
            <text:p>0.46</text:p>
          </table:table-cell>
          <table:table-cell table:formula="of:=[.D52]+[.E52]*[.C$8]" office:value-type="float" office:value="98.9850117249999" calcext:value-type="float">
            <text:p>98.9850117249999</text:p>
          </table:table-cell>
          <table:table-cell table:formula="of:=[.E52]-9.80665*[.C$8]" office:value-type="float" office:value="-4.511059" calcext:value-type="float">
            <text:p>-4.511059</text:p>
          </table:table-cell>
          <table:table-cell table:style-name="ce26" table:number-columns-repeated="5"/>
          <table:table-cell table:number-columns-repeated="2"/>
          <table:table-cell table:formula="of:=[.M52]+[.M$8]" office:value-type="float" office:value="0.46" calcext:value-type="float">
            <text:p>0.46</text:p>
          </table:table-cell>
          <table:table-cell table:formula="of:=[.N$7]+[.O$7]*[.M53]-0.5*9.80665*([.M53]^2)" office:value-type="float" office:value="98.96245643" calcext:value-type="float">
            <text:p>98.96245643</text:p>
          </table:table-cell>
          <table:table-cell table:formula="of:=[.O$7]-9.80665*[.M53]" office:value-type="float" office:value="-4.511059" calcext:value-type="float">
            <text:p>-4.511059</text:p>
          </table:table-cell>
          <table:table-cell table:style-name="ce43"/>
        </table:table-row>
        <table:table-row table:style-name="ro7">
          <table:table-cell/>
          <table:table-cell table:style-name="ce7"/>
          <table:table-cell table:formula="of:=[.C53]+[.C$8]" office:value-type="float" office:value="0.47" calcext:value-type="float">
            <text:p>0.47</text:p>
          </table:table-cell>
          <table:table-cell table:formula="of:=[.D53]+[.E53]*[.C$8]" office:value-type="float" office:value="98.9399011349999" calcext:value-type="float">
            <text:p>98.9399011349999</text:p>
          </table:table-cell>
          <table:table-cell table:formula="of:=[.E53]-9.80665*[.C$8]" office:value-type="float" office:value="-4.6091255" calcext:value-type="float">
            <text:p>-4.609126</text:p>
          </table:table-cell>
          <table:table-cell table:style-name="ce26" table:number-columns-repeated="5"/>
          <table:table-cell table:number-columns-repeated="2"/>
          <table:table-cell table:formula="of:=[.M53]+[.M$8]" office:value-type="float" office:value="0.47" calcext:value-type="float">
            <text:p>0.47</text:p>
          </table:table-cell>
          <table:table-cell table:formula="of:=[.N$7]+[.O$7]*[.M54]-0.5*9.80665*([.M54]^2)" office:value-type="float" office:value="98.9168555075" calcext:value-type="float">
            <text:p>98.9168555075</text:p>
          </table:table-cell>
          <table:table-cell table:formula="of:=[.O$7]-9.80665*[.M54]" office:value-type="float" office:value="-4.6091255" calcext:value-type="float">
            <text:p>-4.609126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54]+[.C$8]" office:value-type="float" office:value="0.48" calcext:value-type="float">
            <text:p>0.48</text:p>
          </table:table-cell>
          <table:table-cell table:formula="of:=[.D54]+[.E54]*[.C$8]" office:value-type="float" office:value="98.8938098799999" calcext:value-type="float">
            <text:p>98.8938098799999</text:p>
          </table:table-cell>
          <table:table-cell table:formula="of:=[.E54]-9.80665*[.C$8]" office:value-type="float" office:value="-4.707192" calcext:value-type="float">
            <text:p>-4.707192</text:p>
          </table:table-cell>
          <table:table-cell table:style-name="ce26" table:number-columns-repeated="5"/>
          <table:table-cell table:number-columns-repeated="2"/>
          <table:table-cell table:formula="of:=[.M54]+[.M$8]" office:value-type="float" office:value="0.48" calcext:value-type="float">
            <text:p>0.48</text:p>
          </table:table-cell>
          <table:table-cell table:formula="of:=[.N$7]+[.O$7]*[.M55]-0.5*9.80665*([.M55]^2)" office:value-type="float" office:value="98.87027392" calcext:value-type="float">
            <text:p>98.87027392</text:p>
          </table:table-cell>
          <table:table-cell table:formula="of:=[.O$7]-9.80665*[.M55]" office:value-type="float" office:value="-4.707192" calcext:value-type="float">
            <text:p>-4.707192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55]+[.C$8]" office:value-type="float" office:value="0.49" calcext:value-type="float">
            <text:p>0.49</text:p>
          </table:table-cell>
          <table:table-cell table:formula="of:=[.D55]+[.E55]*[.C$8]" office:value-type="float" office:value="98.8467379599999" calcext:value-type="float">
            <text:p>98.8467379599999</text:p>
          </table:table-cell>
          <table:table-cell table:formula="of:=[.E55]-9.80665*[.C$8]" office:value-type="float" office:value="-4.8052585" calcext:value-type="float">
            <text:p>-4.805259</text:p>
          </table:table-cell>
          <table:table-cell table:style-name="ce26" table:number-columns-repeated="5"/>
          <table:table-cell table:number-columns-repeated="2"/>
          <table:table-cell table:formula="of:=[.M55]+[.M$8]" office:value-type="float" office:value="0.49" calcext:value-type="float">
            <text:p>0.49</text:p>
          </table:table-cell>
          <table:table-cell table:formula="of:=[.N$7]+[.O$7]*[.M56]-0.5*9.80665*([.M56]^2)" office:value-type="float" office:value="98.8227116675" calcext:value-type="float">
            <text:p>98.8227116675</text:p>
          </table:table-cell>
          <table:table-cell table:formula="of:=[.O$7]-9.80665*[.M56]" office:value-type="float" office:value="-4.8052585" calcext:value-type="float">
            <text:p>-4.805259</text:p>
          </table:table-cell>
          <table:table-cell table:style-name="ce42"/>
        </table:table-row>
        <table:table-row table:style-name="ro7">
          <table:table-cell/>
          <table:table-cell table:style-name="ce7"/>
          <table:table-cell table:formula="of:=[.C56]+[.C$8]" office:value-type="float" office:value="0.5" calcext:value-type="float">
            <text:p>0.5</text:p>
          </table:table-cell>
          <table:table-cell table:formula="of:=[.D56]+[.E56]*[.C$8]" office:value-type="float" office:value="98.7986853749999" calcext:value-type="float">
            <text:p>98.7986853749999</text:p>
          </table:table-cell>
          <table:table-cell table:formula="of:=[.E56]-9.80665*[.C$8]" office:value-type="float" office:value="-4.903325" calcext:value-type="float">
            <text:p>-4.903325</text:p>
          </table:table-cell>
          <table:table-cell table:style-name="ce26" table:number-columns-repeated="5"/>
          <table:table-cell table:number-columns-repeated="2"/>
          <table:table-cell table:formula="of:=[.M56]+[.M$8]" office:value-type="float" office:value="0.5" calcext:value-type="float">
            <text:p>0.5</text:p>
          </table:table-cell>
          <table:table-cell table:formula="of:=[.N$7]+[.O$7]*[.M57]-0.5*9.80665*([.M57]^2)" office:value-type="float" office:value="98.77416875" calcext:value-type="float">
            <text:p>98.77416875</text:p>
          </table:table-cell>
          <table:table-cell table:formula="of:=[.O$7]-9.80665*[.M57]" office:value-type="float" office:value="-4.903325" calcext:value-type="float">
            <text:p>-4.903325</text:p>
          </table:table-cell>
          <table:table-cell table:style-name="ce42"/>
        </table:table-row>
        <table:table-row table:style-name="ro2">
          <table:table-cell/>
          <table:table-cell table:style-name="ce8"/>
          <table:table-cell table:style-name="ce16" table:number-columns-repeated="3"/>
          <table:table-cell table:style-name="ce27" table:number-columns-repeated="7"/>
          <table:table-cell table:style-name="ce16" table:number-columns-repeated="3"/>
          <table:table-cell table:style-name="ce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 12" svg:font-family="'EB Garamond  12'"/>
    <style:font-face style:name="EB Garamond 12" svg:font-family="'EB Garamond 12'" style:font-pitch="variable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number-style style:name="N149">
      <number:number number:decimal-places="14" number:min-decimal-places="14" number:min-integer-digits="1" number:grouping="true"/>
    </number:number-style>
    <number:number-style style:name="N148">
      <number:number number:decimal-places="3" number:min-decimal-places="3" number:min-integer-digits="1"/>
    </number:number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45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1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0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2">
      <number:month number:textual="true"/>
      <number:text>-</number:text>
      <number:year/>
    </number:date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">
      <number:number number:decimal-places="10" number:min-decimal-places="10" number:min-integer-digits="1"/>
    </number:number-style>
    <number:date-style style:name="N126">
      <number:day number:style="long"/>
      <number:text>-</number:text>
      <number:month number:textual="true"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4">
      <number:number number:decimal-places="9" number:min-decimal-places="9" number:min-integer-digits="1"/>
    </number:number-style>
    <number:number-style style:name="N152">
      <number:number number:decimal-places="1" number:min-decimal-places="1" number:min-integer-digits="1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50">
      <number:number number:decimal-places="6" number:min-decimal-places="6" number:min-integer-digits="1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46">
      <number:number number:decimal-places="7" number:min-decimal-places="7" number:min-integer-digits="1"/>
    </number:number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time-style style:name="N144">
      <number:minutes number:style="long"/>
      <number:text>:</number:text>
      <number:seconds number:style="long" number:decimal-places="1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3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currency-style style:name="N114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4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4P2" style:volatile="true">
      <number:currency-symbol/>
      <number:text> </number:text>
      <number:fill-character> </number:fill-character>
      <number:text>-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20:14:23.553326819</meta:creation-date>
    <meta:generator>LibreOffice/7.3.7.2$Linux_X86_64 LibreOffice_project/30$Build-2</meta:generator>
    <dc:date>2023-04-13T20:57:33.489825736</dc:date>
    <meta:editing-duration>PT1H6M33S</meta:editing-duration>
    <meta:editing-cycles>13</meta:editing-cycles>
    <meta:document-statistic meta:table-count="1" meta:cell-count="32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5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EB Garamond 12'" style:font-style-name="12 Regular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EB Garamond 12'" style:font-style-name="12 Regular"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EB Garamond 12'" style:font-style-name="12 Regular" fo:font-size="9pt" style:font-size-asian="9pt" style:font-size-complex="9pt"/>
    </style:style>
    <style:style style:name="ch8" style:family="chart" style:data-style-name="N15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EB Garamond 12'" style:font-style-name="12 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355269" draw:fill-color="#35526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073cm" svg:height="7.354cm" xlink:href=".." xlink:type="simple" chart:class="chart:scatter" chart:style-name="ch1">
        <chart:title svg:x="4.918cm" svg:y="0.061cm" chart:style-name="ch2">
          <text:p>Posición vs Tiempo</text:p>
        </chart:title>
        <chart:subtitle svg:x="0cm" svg:y="0cm" chart:style-name="ch3">
          <text:p/>
        </chart:subtitle>
        <chart:legend chart:legend-position="end" svg:x="9.146cm" svg:y="1.098cm" style:legend-expansion="custom" svg:width="2.933cm" svg:height="1.193cm" style:legend-expansion-aspect-ratio="2.45850796311819" chart:style-name="ch4"/>
        <chart:plot-area chart:style-name="ch5" table:cell-range-address="Sheet2.C7:Sheet2.D57 Sheet2.N7:Sheet2.N57" chart:data-source-has-labels="row" svg:x="0.904cm" svg:y="0.678cm" svg:width="11.83cm" svg:height="5.819cm">
          <chart:coordinate-region svg:x="2.002cm" svg:y="0.877cm" svg:width="10.492cm" svg:height="4.973cm"/>
          <chart:axis chart:dimension="x" chart:name="primary-x" chart:style-name="ch6">
            <chart:title svg:x="6.087cm" svg:y="6.644cm" chart:style-name="ch7">
              <text:p>Tiempo (s)</text:p>
            </chart:title>
          </chart:axis>
          <chart:axis chart:dimension="y" chart:name="primary-y" chart:style-name="ch8">
            <chart:title svg:x="0.135cm" svg:y="4.425cm" chart:style-name="ch9">
              <text:p>Posición (m)</text:p>
            </chart:title>
            <chart:grid chart:style-name="ch10" chart:class="major"/>
          </chart:axis>
          <chart:series chart:style-name="ch11" chart:values-cell-range-address="Sheet2.D7:Sheet2.D57" loext:label-string="diferencias" chart:class="chart:scatter">
            <chart:domain table:cell-range-address="Sheet2.C7:Sheet2.C57"/>
            <chart:data-point chart:repeated="51"/>
          </chart:series>
          <chart:series chart:style-name="ch12" chart:values-cell-range-address="Sheet2.N7:Sheet2.N57" loext:label-string="teoría" chart:class="chart:scatter">
            <chart:domain table:cell-range-address="Sheet2.M7:Sheet2.M57"/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iferencias</text:p>
              </table:table-cell>
              <table:table-cell office:value-type="string">
                <text:p>Column M</text:p>
              </table:table-cell>
              <table:table-cell office:value-type="string">
                <text:p>teorí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7:Sheet2.C57</svg:desc>
                </draw:g>
              </table:table-cell>
              <table:table-cell office:value-type="float" office:value="100">
                <text:p>100</text:p>
                <draw:g>
                  <svg:desc>Sheet2.D7:Sheet2.D57</svg:desc>
                </draw:g>
              </table:table-cell>
              <table:table-cell office:value-type="float" office:value="0">
                <text:p>0</text:p>
                <draw:g>
                  <svg:desc>Sheet2.M7:Sheet2.M57</svg:desc>
                </draw:g>
              </table:table-cell>
              <table:table-cell office:value-type="float" office:value="100">
                <text:p>100</text:p>
                <draw:g>
                  <svg:desc>Sheet2.N7:Sheet2.N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00">
                <text:p>100</text:p>
              </table:table-cell>
              <table:table-cell office:value-type="float" office:value="0.01">
                <text:p>0.01</text:p>
              </table:table-cell>
              <table:table-cell office:value-type="float" office:value="99.9995096675">
                <text:p>99.9995096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99.999019335">
                <text:p>99.999019335</text:p>
              </table:table-cell>
              <table:table-cell office:value-type="float" office:value="0.02">
                <text:p>0.02</text:p>
              </table:table-cell>
              <table:table-cell office:value-type="float" office:value="99.99803867">
                <text:p>99.99803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99.997058005">
                <text:p>99.997058005</text:p>
              </table:table-cell>
              <table:table-cell office:value-type="float" office:value="0.03">
                <text:p>0.03</text:p>
              </table:table-cell>
              <table:table-cell office:value-type="float" office:value="99.9955870075">
                <text:p>99.9955870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99.99411601">
                <text:p>99.99411601</text:p>
              </table:table-cell>
              <table:table-cell office:value-type="float" office:value="0.04">
                <text:p>0.04</text:p>
              </table:table-cell>
              <table:table-cell office:value-type="float" office:value="99.99215468">
                <text:p>99.99215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99.99019335">
                <text:p>99.99019335</text:p>
              </table:table-cell>
              <table:table-cell office:value-type="float" office:value="0.05">
                <text:p>0.05</text:p>
              </table:table-cell>
              <table:table-cell office:value-type="float" office:value="99.9877416875">
                <text:p>99.987741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99.985290025">
                <text:p>99.985290025</text:p>
              </table:table-cell>
              <table:table-cell office:value-type="float" office:value="0.06">
                <text:p>0.06</text:p>
              </table:table-cell>
              <table:table-cell office:value-type="float" office:value="99.98234803">
                <text:p>99.98234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99.979406035">
                <text:p>99.979406035</text:p>
              </table:table-cell>
              <table:table-cell office:value-type="float" office:value="0.07">
                <text:p>0.07</text:p>
              </table:table-cell>
              <table:table-cell office:value-type="float" office:value="99.9759737075">
                <text:p>99.9759737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99.97254138">
                <text:p>99.97254138</text:p>
              </table:table-cell>
              <table:table-cell office:value-type="float" office:value="0.08">
                <text:p>0.08</text:p>
              </table:table-cell>
              <table:table-cell office:value-type="float" office:value="99.96861872">
                <text:p>99.96861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99.96469606">
                <text:p>99.96469606</text:p>
              </table:table-cell>
              <table:table-cell office:value-type="float" office:value="0.09">
                <text:p>0.09</text:p>
              </table:table-cell>
              <table:table-cell office:value-type="float" office:value="99.9602830675">
                <text:p>99.9602830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99.955870075">
                <text:p>99.955870075</text:p>
              </table:table-cell>
              <table:table-cell office:value-type="float" office:value="0.1">
                <text:p>0.1</text:p>
              </table:table-cell>
              <table:table-cell office:value-type="float" office:value="99.95096675">
                <text:p>99.95096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99.946063425">
                <text:p>99.946063425</text:p>
              </table:table-cell>
              <table:table-cell office:value-type="float" office:value="0.11">
                <text:p>0.11</text:p>
              </table:table-cell>
              <table:table-cell office:value-type="float" office:value="99.9406697675">
                <text:p>99.9406697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99.93527611">
                <text:p>99.93527611</text:p>
              </table:table-cell>
              <table:table-cell office:value-type="float" office:value="0.12">
                <text:p>0.12</text:p>
              </table:table-cell>
              <table:table-cell office:value-type="float" office:value="99.92939212">
                <text:p>99.92939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99.92350813">
                <text:p>99.92350813</text:p>
              </table:table-cell>
              <table:table-cell office:value-type="float" office:value="0.13">
                <text:p>0.13</text:p>
              </table:table-cell>
              <table:table-cell office:value-type="float" office:value="99.9171338075">
                <text:p>99.9171338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99.910759485">
                <text:p>99.910759485</text:p>
              </table:table-cell>
              <table:table-cell office:value-type="float" office:value="0.14">
                <text:p>0.14</text:p>
              </table:table-cell>
              <table:table-cell office:value-type="float" office:value="99.90389483">
                <text:p>99.90389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99.897030175">
                <text:p>99.897030175</text:p>
              </table:table-cell>
              <table:table-cell office:value-type="float" office:value="0.15">
                <text:p>0.15</text:p>
              </table:table-cell>
              <table:table-cell office:value-type="float" office:value="99.8896751875">
                <text:p>99.889675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99.8823202">
                <text:p>99.8823202</text:p>
              </table:table-cell>
              <table:table-cell office:value-type="float" office:value="0.16">
                <text:p>0.16</text:p>
              </table:table-cell>
              <table:table-cell office:value-type="float" office:value="99.87447488">
                <text:p>99.87447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99.86662956">
                <text:p>99.86662956</text:p>
              </table:table-cell>
              <table:table-cell office:value-type="float" office:value="0.17">
                <text:p>0.17</text:p>
              </table:table-cell>
              <table:table-cell office:value-type="float" office:value="99.8582939075">
                <text:p>99.85829390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99.849958255">
                <text:p>99.849958255</text:p>
              </table:table-cell>
              <table:table-cell office:value-type="float" office:value="0.18">
                <text:p>0.18</text:p>
              </table:table-cell>
              <table:table-cell office:value-type="float" office:value="99.84113227">
                <text:p>99.84113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99.832306285">
                <text:p>99.832306285</text:p>
              </table:table-cell>
              <table:table-cell office:value-type="float" office:value="0.19">
                <text:p>0.19</text:p>
              </table:table-cell>
              <table:table-cell office:value-type="float" office:value="99.8229899675">
                <text:p>99.8229899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99.81367365">
                <text:p>99.81367365</text:p>
              </table:table-cell>
              <table:table-cell office:value-type="float" office:value="0.2">
                <text:p>0.2</text:p>
              </table:table-cell>
              <table:table-cell office:value-type="float" office:value="99.803867">
                <text:p>99.8038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99.79406035">
                <text:p>99.79406035</text:p>
              </table:table-cell>
              <table:table-cell office:value-type="float" office:value="0.21">
                <text:p>0.21</text:p>
              </table:table-cell>
              <table:table-cell office:value-type="float" office:value="99.7837633675">
                <text:p>99.7837633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99.773466385">
                <text:p>99.773466385</text:p>
              </table:table-cell>
              <table:table-cell office:value-type="float" office:value="0.22">
                <text:p>0.22</text:p>
              </table:table-cell>
              <table:table-cell office:value-type="float" office:value="99.76267907">
                <text:p>99.762679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99.751891755">
                <text:p>99.751891755</text:p>
              </table:table-cell>
              <table:table-cell office:value-type="float" office:value="0.23">
                <text:p>0.23</text:p>
              </table:table-cell>
              <table:table-cell office:value-type="float" office:value="99.7406141075">
                <text:p>99.7406141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99.72933646">
                <text:p>99.72933646</text:p>
              </table:table-cell>
              <table:table-cell office:value-type="float" office:value="0.24">
                <text:p>0.24</text:p>
              </table:table-cell>
              <table:table-cell office:value-type="float" office:value="99.71756848">
                <text:p>99.71756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99.7058005">
                <text:p>99.7058005</text:p>
              </table:table-cell>
              <table:table-cell office:value-type="float" office:value="0.25">
                <text:p>0.25</text:p>
              </table:table-cell>
              <table:table-cell office:value-type="float" office:value="99.6935421875">
                <text:p>99.693542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99.681283875">
                <text:p>99.681283875</text:p>
              </table:table-cell>
              <table:table-cell office:value-type="float" office:value="0.26">
                <text:p>0.26</text:p>
              </table:table-cell>
              <table:table-cell office:value-type="float" office:value="99.66853523">
                <text:p>99.668535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99.655786585">
                <text:p>99.655786585</text:p>
              </table:table-cell>
              <table:table-cell office:value-type="float" office:value="0.27">
                <text:p>0.27</text:p>
              </table:table-cell>
              <table:table-cell office:value-type="float" office:value="99.6425476075">
                <text:p>99.6425476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99.6293086299999">
                <text:p>99.6293086299999</text:p>
              </table:table-cell>
              <table:table-cell office:value-type="float" office:value="0.28">
                <text:p>0.28</text:p>
              </table:table-cell>
              <table:table-cell office:value-type="float" office:value="99.61557932">
                <text:p>99.61557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99.6018500099999">
                <text:p>99.6018500099999</text:p>
              </table:table-cell>
              <table:table-cell office:value-type="float" office:value="0.29">
                <text:p>0.29</text:p>
              </table:table-cell>
              <table:table-cell office:value-type="float" office:value="99.5876303675">
                <text:p>99.58763036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99.5734107249999">
                <text:p>99.5734107249999</text:p>
              </table:table-cell>
              <table:table-cell office:value-type="float" office:value="0.3">
                <text:p>0.3</text:p>
              </table:table-cell>
              <table:table-cell office:value-type="float" office:value="99.55870075">
                <text:p>99.55870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99.5439907749999">
                <text:p>99.5439907749999</text:p>
              </table:table-cell>
              <table:table-cell office:value-type="float" office:value="0.31">
                <text:p>0.31</text:p>
              </table:table-cell>
              <table:table-cell office:value-type="float" office:value="99.5287904675">
                <text:p>99.52879046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99.5135901599999">
                <text:p>99.5135901599999</text:p>
              </table:table-cell>
              <table:table-cell office:value-type="float" office:value="0.32">
                <text:p>0.32</text:p>
              </table:table-cell>
              <table:table-cell office:value-type="float" office:value="99.49789952">
                <text:p>99.49789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99.4822088799999">
                <text:p>99.4822088799999</text:p>
              </table:table-cell>
              <table:table-cell office:value-type="float" office:value="0.33">
                <text:p>0.33</text:p>
              </table:table-cell>
              <table:table-cell office:value-type="float" office:value="99.4660279075">
                <text:p>99.46602790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99.4498469349999">
                <text:p>99.4498469349999</text:p>
              </table:table-cell>
              <table:table-cell office:value-type="float" office:value="0.34">
                <text:p>0.34</text:p>
              </table:table-cell>
              <table:table-cell office:value-type="float" office:value="99.43317563">
                <text:p>99.433175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99.4165043249999">
                <text:p>99.4165043249999</text:p>
              </table:table-cell>
              <table:table-cell office:value-type="float" office:value="0.35">
                <text:p>0.35</text:p>
              </table:table-cell>
              <table:table-cell office:value-type="float" office:value="99.3993426875">
                <text:p>99.3993426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99.3821810499999">
                <text:p>99.3821810499999</text:p>
              </table:table-cell>
              <table:table-cell office:value-type="float" office:value="0.36">
                <text:p>0.36</text:p>
              </table:table-cell>
              <table:table-cell office:value-type="float" office:value="99.36452908">
                <text:p>99.364529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99.3468771099999">
                <text:p>99.3468771099999</text:p>
              </table:table-cell>
              <table:table-cell office:value-type="float" office:value="0.37">
                <text:p>0.37</text:p>
              </table:table-cell>
              <table:table-cell office:value-type="float" office:value="99.3287348075">
                <text:p>99.32873480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99.3105925049999">
                <text:p>99.3105925049999</text:p>
              </table:table-cell>
              <table:table-cell office:value-type="float" office:value="0.38">
                <text:p>0.38</text:p>
              </table:table-cell>
              <table:table-cell office:value-type="float" office:value="99.29195987">
                <text:p>99.291959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99.2733272349999">
                <text:p>99.2733272349999</text:p>
              </table:table-cell>
              <table:table-cell office:value-type="float" office:value="0.39">
                <text:p>0.39</text:p>
              </table:table-cell>
              <table:table-cell office:value-type="float" office:value="99.2542042675">
                <text:p>99.25420426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99.2350812999999">
                <text:p>99.2350812999999</text:p>
              </table:table-cell>
              <table:table-cell office:value-type="float" office:value="0.4">
                <text:p>0.4</text:p>
              </table:table-cell>
              <table:table-cell office:value-type="float" office:value="99.215468">
                <text:p>99.2154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99.1958546999999">
                <text:p>99.1958546999999</text:p>
              </table:table-cell>
              <table:table-cell office:value-type="float" office:value="0.41">
                <text:p>0.41</text:p>
              </table:table-cell>
              <table:table-cell office:value-type="float" office:value="99.1757510675">
                <text:p>99.17575106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99.1556474349999">
                <text:p>99.1556474349999</text:p>
              </table:table-cell>
              <table:table-cell office:value-type="float" office:value="0.42">
                <text:p>0.42</text:p>
              </table:table-cell>
              <table:table-cell office:value-type="float" office:value="99.13505347">
                <text:p>99.13505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99.1144595049999">
                <text:p>99.1144595049999</text:p>
              </table:table-cell>
              <table:table-cell office:value-type="float" office:value="0.43">
                <text:p>0.43</text:p>
              </table:table-cell>
              <table:table-cell office:value-type="float" office:value="99.0933752075">
                <text:p>99.0933752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99.0722909099999">
                <text:p>99.0722909099999</text:p>
              </table:table-cell>
              <table:table-cell office:value-type="float" office:value="0.44">
                <text:p>0.44</text:p>
              </table:table-cell>
              <table:table-cell office:value-type="float" office:value="99.05071628">
                <text:p>99.050716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99.0291416499998">
                <text:p>99.0291416499998</text:p>
              </table:table-cell>
              <table:table-cell office:value-type="float" office:value="0.45">
                <text:p>0.45</text:p>
              </table:table-cell>
              <table:table-cell office:value-type="float" office:value="99.0070766875">
                <text:p>99.007076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98.9850117249999">
                <text:p>98.9850117249999</text:p>
              </table:table-cell>
              <table:table-cell office:value-type="float" office:value="0.46">
                <text:p>0.46</text:p>
              </table:table-cell>
              <table:table-cell office:value-type="float" office:value="98.96245643">
                <text:p>98.96245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98.9399011349999">
                <text:p>98.9399011349999</text:p>
              </table:table-cell>
              <table:table-cell office:value-type="float" office:value="0.47">
                <text:p>0.47</text:p>
              </table:table-cell>
              <table:table-cell office:value-type="float" office:value="98.9168555075">
                <text:p>98.9168555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98.8938098799999">
                <text:p>98.8938098799999</text:p>
              </table:table-cell>
              <table:table-cell office:value-type="float" office:value="0.48">
                <text:p>0.48</text:p>
              </table:table-cell>
              <table:table-cell office:value-type="float" office:value="98.87027392">
                <text:p>98.87027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98.8467379599999">
                <text:p>98.8467379599999</text:p>
              </table:table-cell>
              <table:table-cell office:value-type="float" office:value="0.49">
                <text:p>0.49</text:p>
              </table:table-cell>
              <table:table-cell office:value-type="float" office:value="98.8227116675">
                <text:p>98.82271166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98.7986853749999">
                <text:p>98.7986853749999</text:p>
              </table:table-cell>
              <table:table-cell office:value-type="float" office:value="0.5">
                <text:p>0.5</text:p>
              </table:table-cell>
              <table:table-cell office:value-type="float" office:value="98.77416875">
                <text:p>98.7741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EB Garamond 12'" style:font-style-name="12 Regular" fo:font-size="13pt" style:font-size-asian="13pt" style:font-size-complex="13pt"/>
    </style:style>
    <style:style style:name="ch3" style:family="chart">
      <style:graphic-properties draw:stroke="none" svg:stroke-color="#ffffff" draw:fill="none" draw:fill-color="#d9d9d9"/>
      <style:text-properties fo:font-family="'EB Garamond 12'" style:font-style-name="12 Regular"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EB Garamond 12'" style:font-style-name="12 Regular"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EB Garamond 12'" style:font-style-name="12 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355269" draw:fill-color="#35526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53cm" svg:height="7.736cm" xlink:href=".." xlink:type="simple" chart:class="chart:scatter" chart:style-name="ch1">
        <chart:title svg:x="5.007cm" svg:y="0.289cm" chart:style-name="ch2">
          <text:p>Velocidad vs Tiempo</text:p>
        </chart:title>
        <chart:legend chart:legend-position="end" svg:x="9.524cm" svg:y="2.62cm" style:legend-expansion="custom" svg:width="2.642cm" svg:height="1.096cm" style:legend-expansion-aspect-ratio="2.41058394160584" chart:style-name="ch3"/>
        <chart:plot-area chart:style-name="ch4" table:cell-range-address="Sheet2.O6:Sheet2.O57 Sheet2.C7:Sheet2.C57 Sheet2.E7:Sheet2.E57" chart:data-source-has-labels="both" svg:x="1.482cm" svg:y="1.364cm" svg:width="11.58cm" svg:height="5.521cm">
          <chart:coordinate-region svg:x="2.024cm" svg:y="1.563cm" svg:width="10.798cm" svg:height="5.123cm"/>
          <chart:axis chart:dimension="x" chart:name="primary-x" chart:style-name="ch5" chartooo:axis-type="auto">
            <chart:title svg:x="6.54cm" svg:y="7.039cm" chart:style-name="ch6">
              <text:p>Tiempo (s)</text:p>
            </chart:title>
            <chart:categories table:cell-range-address="Sheet2.O6:Sheet2.O57"/>
          </chart:axis>
          <chart:axis chart:dimension="y" chart:name="primary-y" chart:style-name="ch7">
            <chart:title svg:x="0.699cm" svg:y="5.173cm" chart:style-name="ch8">
              <text:p>Velocidad (m/s)</text:p>
            </chart:title>
            <chart:grid chart:style-name="ch9" chart:class="major"/>
          </chart:axis>
          <chart:series chart:style-name="ch10" chart:values-cell-range-address="Sheet2.E7:Sheet2.E57" loext:label-string="diferencias" chart:class="chart:scatter">
            <chart:domain table:cell-range-address="Sheet2.C7:Sheet2.C57"/>
            <chart:data-point chart:repeated="51"/>
          </chart:series>
          <chart:series chart:style-name="ch11" chart:values-cell-range-address="Sheet2.O7:Sheet2.O57" loext:label-string="teoría" chart:class="chart:scatter">
            <chart:domain table:cell-range-address="Sheet2.M7:Sheet2.M57"/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iferencias</text:p>
              </table:table-cell>
              <table:table-cell office:value-type="string">
                <text:p>Column M</text:p>
              </table:table-cell>
              <table:table-cell office:value-type="string">
                <text:p>teoría</text:p>
              </table:table-cell>
            </table:table-row>
          </table:table-header-rows>
          <table:table-rows>
            <table:table-row>
              <table:table-cell office:value-type="string">
                <text:p>v (m/s)</text:p>
                <draw:g>
                  <svg:desc>Sheet2.O6:Sheet2.O57</svg:desc>
                </draw:g>
              </table:table-cell>
              <table:table-cell office:value-type="float" office:value="0">
                <text:p>0</text:p>
                <draw:g>
                  <svg:desc>Sheet2.C7:Sheet2.C57</svg:desc>
                </draw:g>
              </table:table-cell>
              <table:table-cell office:value-type="float" office:value="0">
                <text:p>0</text:p>
                <draw:g>
                  <svg:desc>Sheet2.E7:Sheet2.E57</svg:desc>
                </draw:g>
              </table:table-cell>
              <table:table-cell office:value-type="float" office:value="0">
                <text:p>0</text:p>
                <draw:g>
                  <svg:desc>Sheet2.M7:Sheet2.M57</svg:desc>
                </draw:g>
              </table:table-cell>
              <table:table-cell office:value-type="float" office:value="0">
                <text:p>0</text:p>
                <draw:g>
                  <svg:desc>Sheet2.O7:Sheet2.O57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.0980665">
                <text:p>-0.0980665</text:p>
              </table:table-cell>
              <table:table-cell office:value-type="float" office:value="0.01">
                <text:p>0.01</text:p>
              </table:table-cell>
              <table:table-cell office:value-type="float" office:value="-0.0980665">
                <text:p>-0.0980665</text:p>
              </table:table-cell>
            </table:table-row>
            <table:table-row>
              <table:table-cell office:value-type="float" office:value="-0.0980665">
                <text:p>-0.0980665</text:p>
              </table:table-cell>
              <table:table-cell office:value-type="float" office:value="0.02">
                <text:p>0.02</text:p>
              </table:table-cell>
              <table:table-cell office:value-type="float" office:value="-0.196133">
                <text:p>-0.196133</text:p>
              </table:table-cell>
              <table:table-cell office:value-type="float" office:value="0.02">
                <text:p>0.02</text:p>
              </table:table-cell>
              <table:table-cell office:value-type="float" office:value="-0.196133">
                <text:p>-0.196133</text:p>
              </table:table-cell>
            </table:table-row>
            <table:table-row>
              <table:table-cell office:value-type="float" office:value="-0.196133">
                <text:p>-0.196133</text:p>
              </table:table-cell>
              <table:table-cell office:value-type="float" office:value="0.03">
                <text:p>0.03</text:p>
              </table:table-cell>
              <table:table-cell office:value-type="float" office:value="-0.2941995">
                <text:p>-0.2941995</text:p>
              </table:table-cell>
              <table:table-cell office:value-type="float" office:value="0.03">
                <text:p>0.03</text:p>
              </table:table-cell>
              <table:table-cell office:value-type="float" office:value="-0.2941995">
                <text:p>-0.2941995</text:p>
              </table:table-cell>
            </table:table-row>
            <table:table-row>
              <table:table-cell office:value-type="float" office:value="-0.2941995">
                <text:p>-0.2941995</text:p>
              </table:table-cell>
              <table:table-cell office:value-type="float" office:value="0.04">
                <text:p>0.04</text:p>
              </table:table-cell>
              <table:table-cell office:value-type="float" office:value="-0.392266">
                <text:p>-0.392266</text:p>
              </table:table-cell>
              <table:table-cell office:value-type="float" office:value="0.04">
                <text:p>0.04</text:p>
              </table:table-cell>
              <table:table-cell office:value-type="float" office:value="-0.392266">
                <text:p>-0.392266</text:p>
              </table:table-cell>
            </table:table-row>
            <table:table-row>
              <table:table-cell office:value-type="float" office:value="-0.392266">
                <text:p>-0.392266</text:p>
              </table:table-cell>
              <table:table-cell office:value-type="float" office:value="0.05">
                <text:p>0.05</text:p>
              </table:table-cell>
              <table:table-cell office:value-type="float" office:value="-0.4903325">
                <text:p>-0.4903325</text:p>
              </table:table-cell>
              <table:table-cell office:value-type="float" office:value="0.05">
                <text:p>0.05</text:p>
              </table:table-cell>
              <table:table-cell office:value-type="float" office:value="-0.4903325">
                <text:p>-0.4903325</text:p>
              </table:table-cell>
            </table:table-row>
            <table:table-row>
              <table:table-cell office:value-type="float" office:value="-0.4903325">
                <text:p>-0.4903325</text:p>
              </table:table-cell>
              <table:table-cell office:value-type="float" office:value="0.06">
                <text:p>0.06</text:p>
              </table:table-cell>
              <table:table-cell office:value-type="float" office:value="-0.588399">
                <text:p>-0.588399</text:p>
              </table:table-cell>
              <table:table-cell office:value-type="float" office:value="0.06">
                <text:p>0.06</text:p>
              </table:table-cell>
              <table:table-cell office:value-type="float" office:value="-0.588399">
                <text:p>-0.588399</text:p>
              </table:table-cell>
            </table:table-row>
            <table:table-row>
              <table:table-cell office:value-type="float" office:value="-0.588399">
                <text:p>-0.588399</text:p>
              </table:table-cell>
              <table:table-cell office:value-type="float" office:value="0.07">
                <text:p>0.07</text:p>
              </table:table-cell>
              <table:table-cell office:value-type="float" office:value="-0.6864655">
                <text:p>-0.6864655</text:p>
              </table:table-cell>
              <table:table-cell office:value-type="float" office:value="0.07">
                <text:p>0.07</text:p>
              </table:table-cell>
              <table:table-cell office:value-type="float" office:value="-0.6864655">
                <text:p>-0.6864655</text:p>
              </table:table-cell>
            </table:table-row>
            <table:table-row>
              <table:table-cell office:value-type="float" office:value="-0.6864655">
                <text:p>-0.6864655</text:p>
              </table:table-cell>
              <table:table-cell office:value-type="float" office:value="0.08">
                <text:p>0.08</text:p>
              </table:table-cell>
              <table:table-cell office:value-type="float" office:value="-0.784532">
                <text:p>-0.784532</text:p>
              </table:table-cell>
              <table:table-cell office:value-type="float" office:value="0.08">
                <text:p>0.08</text:p>
              </table:table-cell>
              <table:table-cell office:value-type="float" office:value="-0.784532">
                <text:p>-0.784532</text:p>
              </table:table-cell>
            </table:table-row>
            <table:table-row>
              <table:table-cell office:value-type="float" office:value="-0.784532">
                <text:p>-0.784532</text:p>
              </table:table-cell>
              <table:table-cell office:value-type="float" office:value="0.09">
                <text:p>0.09</text:p>
              </table:table-cell>
              <table:table-cell office:value-type="float" office:value="-0.8825985">
                <text:p>-0.8825985</text:p>
              </table:table-cell>
              <table:table-cell office:value-type="float" office:value="0.09">
                <text:p>0.09</text:p>
              </table:table-cell>
              <table:table-cell office:value-type="float" office:value="-0.8825985">
                <text:p>-0.8825985</text:p>
              </table:table-cell>
            </table:table-row>
            <table:table-row>
              <table:table-cell office:value-type="float" office:value="-0.8825985">
                <text:p>-0.8825985</text:p>
              </table:table-cell>
              <table:table-cell office:value-type="float" office:value="0.1">
                <text:p>0.1</text:p>
              </table:table-cell>
              <table:table-cell office:value-type="float" office:value="-0.980665">
                <text:p>-0.980665</text:p>
              </table:table-cell>
              <table:table-cell office:value-type="float" office:value="0.1">
                <text:p>0.1</text:p>
              </table:table-cell>
              <table:table-cell office:value-type="float" office:value="-0.980665">
                <text:p>-0.980665</text:p>
              </table:table-cell>
            </table:table-row>
            <table:table-row>
              <table:table-cell office:value-type="float" office:value="-0.980665">
                <text:p>-0.980665</text:p>
              </table:table-cell>
              <table:table-cell office:value-type="float" office:value="0.11">
                <text:p>0.11</text:p>
              </table:table-cell>
              <table:table-cell office:value-type="float" office:value="-1.0787315">
                <text:p>-1.0787315</text:p>
              </table:table-cell>
              <table:table-cell office:value-type="float" office:value="0.11">
                <text:p>0.11</text:p>
              </table:table-cell>
              <table:table-cell office:value-type="float" office:value="-1.0787315">
                <text:p>-1.0787315</text:p>
              </table:table-cell>
            </table:table-row>
            <table:table-row>
              <table:table-cell office:value-type="float" office:value="-1.0787315">
                <text:p>-1.0787315</text:p>
              </table:table-cell>
              <table:table-cell office:value-type="float" office:value="0.12">
                <text:p>0.12</text:p>
              </table:table-cell>
              <table:table-cell office:value-type="float" office:value="-1.176798">
                <text:p>-1.176798</text:p>
              </table:table-cell>
              <table:table-cell office:value-type="float" office:value="0.12">
                <text:p>0.12</text:p>
              </table:table-cell>
              <table:table-cell office:value-type="float" office:value="-1.176798">
                <text:p>-1.176798</text:p>
              </table:table-cell>
            </table:table-row>
            <table:table-row>
              <table:table-cell office:value-type="float" office:value="-1.176798">
                <text:p>-1.176798</text:p>
              </table:table-cell>
              <table:table-cell office:value-type="float" office:value="0.13">
                <text:p>0.13</text:p>
              </table:table-cell>
              <table:table-cell office:value-type="float" office:value="-1.2748645">
                <text:p>-1.2748645</text:p>
              </table:table-cell>
              <table:table-cell office:value-type="float" office:value="0.13">
                <text:p>0.13</text:p>
              </table:table-cell>
              <table:table-cell office:value-type="float" office:value="-1.2748645">
                <text:p>-1.2748645</text:p>
              </table:table-cell>
            </table:table-row>
            <table:table-row>
              <table:table-cell office:value-type="float" office:value="-1.2748645">
                <text:p>-1.2748645</text:p>
              </table:table-cell>
              <table:table-cell office:value-type="float" office:value="0.14">
                <text:p>0.14</text:p>
              </table:table-cell>
              <table:table-cell office:value-type="float" office:value="-1.372931">
                <text:p>-1.372931</text:p>
              </table:table-cell>
              <table:table-cell office:value-type="float" office:value="0.14">
                <text:p>0.14</text:p>
              </table:table-cell>
              <table:table-cell office:value-type="float" office:value="-1.372931">
                <text:p>-1.372931</text:p>
              </table:table-cell>
            </table:table-row>
            <table:table-row>
              <table:table-cell office:value-type="float" office:value="-1.372931">
                <text:p>-1.372931</text:p>
              </table:table-cell>
              <table:table-cell office:value-type="float" office:value="0.15">
                <text:p>0.15</text:p>
              </table:table-cell>
              <table:table-cell office:value-type="float" office:value="-1.4709975">
                <text:p>-1.4709975</text:p>
              </table:table-cell>
              <table:table-cell office:value-type="float" office:value="0.15">
                <text:p>0.15</text:p>
              </table:table-cell>
              <table:table-cell office:value-type="float" office:value="-1.4709975">
                <text:p>-1.4709975</text:p>
              </table:table-cell>
            </table:table-row>
            <table:table-row>
              <table:table-cell office:value-type="float" office:value="-1.4709975">
                <text:p>-1.4709975</text:p>
              </table:table-cell>
              <table:table-cell office:value-type="float" office:value="0.16">
                <text:p>0.16</text:p>
              </table:table-cell>
              <table:table-cell office:value-type="float" office:value="-1.569064">
                <text:p>-1.569064</text:p>
              </table:table-cell>
              <table:table-cell office:value-type="float" office:value="0.16">
                <text:p>0.16</text:p>
              </table:table-cell>
              <table:table-cell office:value-type="float" office:value="-1.569064">
                <text:p>-1.569064</text:p>
              </table:table-cell>
            </table:table-row>
            <table:table-row>
              <table:table-cell office:value-type="float" office:value="-1.569064">
                <text:p>-1.569064</text:p>
              </table:table-cell>
              <table:table-cell office:value-type="float" office:value="0.17">
                <text:p>0.17</text:p>
              </table:table-cell>
              <table:table-cell office:value-type="float" office:value="-1.6671305">
                <text:p>-1.6671305</text:p>
              </table:table-cell>
              <table:table-cell office:value-type="float" office:value="0.17">
                <text:p>0.17</text:p>
              </table:table-cell>
              <table:table-cell office:value-type="float" office:value="-1.6671305">
                <text:p>-1.6671305</text:p>
              </table:table-cell>
            </table:table-row>
            <table:table-row>
              <table:table-cell office:value-type="float" office:value="-1.6671305">
                <text:p>-1.6671305</text:p>
              </table:table-cell>
              <table:table-cell office:value-type="float" office:value="0.18">
                <text:p>0.18</text:p>
              </table:table-cell>
              <table:table-cell office:value-type="float" office:value="-1.765197">
                <text:p>-1.765197</text:p>
              </table:table-cell>
              <table:table-cell office:value-type="float" office:value="0.18">
                <text:p>0.18</text:p>
              </table:table-cell>
              <table:table-cell office:value-type="float" office:value="-1.765197">
                <text:p>-1.765197</text:p>
              </table:table-cell>
            </table:table-row>
            <table:table-row>
              <table:table-cell office:value-type="float" office:value="-1.765197">
                <text:p>-1.765197</text:p>
              </table:table-cell>
              <table:table-cell office:value-type="float" office:value="0.19">
                <text:p>0.19</text:p>
              </table:table-cell>
              <table:table-cell office:value-type="float" office:value="-1.8632635">
                <text:p>-1.8632635</text:p>
              </table:table-cell>
              <table:table-cell office:value-type="float" office:value="0.19">
                <text:p>0.19</text:p>
              </table:table-cell>
              <table:table-cell office:value-type="float" office:value="-1.8632635">
                <text:p>-1.8632635</text:p>
              </table:table-cell>
            </table:table-row>
            <table:table-row>
              <table:table-cell office:value-type="float" office:value="-1.8632635">
                <text:p>-1.8632635</text:p>
              </table:table-cell>
              <table:table-cell office:value-type="float" office:value="0.2">
                <text:p>0.2</text:p>
              </table:table-cell>
              <table:table-cell office:value-type="float" office:value="-1.96133">
                <text:p>-1.96133</text:p>
              </table:table-cell>
              <table:table-cell office:value-type="float" office:value="0.2">
                <text:p>0.2</text:p>
              </table:table-cell>
              <table:table-cell office:value-type="float" office:value="-1.96133">
                <text:p>-1.96133</text:p>
              </table:table-cell>
            </table:table-row>
            <table:table-row>
              <table:table-cell office:value-type="float" office:value="-1.96133">
                <text:p>-1.96133</text:p>
              </table:table-cell>
              <table:table-cell office:value-type="float" office:value="0.21">
                <text:p>0.21</text:p>
              </table:table-cell>
              <table:table-cell office:value-type="float" office:value="-2.0593965">
                <text:p>-2.0593965</text:p>
              </table:table-cell>
              <table:table-cell office:value-type="float" office:value="0.21">
                <text:p>0.21</text:p>
              </table:table-cell>
              <table:table-cell office:value-type="float" office:value="-2.0593965">
                <text:p>-2.0593965</text:p>
              </table:table-cell>
            </table:table-row>
            <table:table-row>
              <table:table-cell office:value-type="float" office:value="-2.0593965">
                <text:p>-2.0593965</text:p>
              </table:table-cell>
              <table:table-cell office:value-type="float" office:value="0.22">
                <text:p>0.22</text:p>
              </table:table-cell>
              <table:table-cell office:value-type="float" office:value="-2.157463">
                <text:p>-2.157463</text:p>
              </table:table-cell>
              <table:table-cell office:value-type="float" office:value="0.22">
                <text:p>0.22</text:p>
              </table:table-cell>
              <table:table-cell office:value-type="float" office:value="-2.157463">
                <text:p>-2.157463</text:p>
              </table:table-cell>
            </table:table-row>
            <table:table-row>
              <table:table-cell office:value-type="float" office:value="-2.157463">
                <text:p>-2.157463</text:p>
              </table:table-cell>
              <table:table-cell office:value-type="float" office:value="0.23">
                <text:p>0.23</text:p>
              </table:table-cell>
              <table:table-cell office:value-type="float" office:value="-2.2555295">
                <text:p>-2.2555295</text:p>
              </table:table-cell>
              <table:table-cell office:value-type="float" office:value="0.23">
                <text:p>0.23</text:p>
              </table:table-cell>
              <table:table-cell office:value-type="float" office:value="-2.2555295">
                <text:p>-2.2555295</text:p>
              </table:table-cell>
            </table:table-row>
            <table:table-row>
              <table:table-cell office:value-type="float" office:value="-2.2555295">
                <text:p>-2.2555295</text:p>
              </table:table-cell>
              <table:table-cell office:value-type="float" office:value="0.24">
                <text:p>0.24</text:p>
              </table:table-cell>
              <table:table-cell office:value-type="float" office:value="-2.353596">
                <text:p>-2.353596</text:p>
              </table:table-cell>
              <table:table-cell office:value-type="float" office:value="0.24">
                <text:p>0.24</text:p>
              </table:table-cell>
              <table:table-cell office:value-type="float" office:value="-2.353596">
                <text:p>-2.353596</text:p>
              </table:table-cell>
            </table:table-row>
            <table:table-row>
              <table:table-cell office:value-type="float" office:value="-2.353596">
                <text:p>-2.353596</text:p>
              </table:table-cell>
              <table:table-cell office:value-type="float" office:value="0.25">
                <text:p>0.25</text:p>
              </table:table-cell>
              <table:table-cell office:value-type="float" office:value="-2.4516625">
                <text:p>-2.4516625</text:p>
              </table:table-cell>
              <table:table-cell office:value-type="float" office:value="0.25">
                <text:p>0.25</text:p>
              </table:table-cell>
              <table:table-cell office:value-type="float" office:value="-2.4516625">
                <text:p>-2.4516625</text:p>
              </table:table-cell>
            </table:table-row>
            <table:table-row>
              <table:table-cell office:value-type="float" office:value="-2.4516625">
                <text:p>-2.4516625</text:p>
              </table:table-cell>
              <table:table-cell office:value-type="float" office:value="0.26">
                <text:p>0.26</text:p>
              </table:table-cell>
              <table:table-cell office:value-type="float" office:value="-2.549729">
                <text:p>-2.549729</text:p>
              </table:table-cell>
              <table:table-cell office:value-type="float" office:value="0.26">
                <text:p>0.26</text:p>
              </table:table-cell>
              <table:table-cell office:value-type="float" office:value="-2.549729">
                <text:p>-2.549729</text:p>
              </table:table-cell>
            </table:table-row>
            <table:table-row>
              <table:table-cell office:value-type="float" office:value="-2.549729">
                <text:p>-2.549729</text:p>
              </table:table-cell>
              <table:table-cell office:value-type="float" office:value="0.27">
                <text:p>0.27</text:p>
              </table:table-cell>
              <table:table-cell office:value-type="float" office:value="-2.6477955">
                <text:p>-2.6477955</text:p>
              </table:table-cell>
              <table:table-cell office:value-type="float" office:value="0.27">
                <text:p>0.27</text:p>
              </table:table-cell>
              <table:table-cell office:value-type="float" office:value="-2.6477955">
                <text:p>-2.6477955</text:p>
              </table:table-cell>
            </table:table-row>
            <table:table-row>
              <table:table-cell office:value-type="float" office:value="-2.6477955">
                <text:p>-2.6477955</text:p>
              </table:table-cell>
              <table:table-cell office:value-type="float" office:value="0.28">
                <text:p>0.28</text:p>
              </table:table-cell>
              <table:table-cell office:value-type="float" office:value="-2.745862">
                <text:p>-2.745862</text:p>
              </table:table-cell>
              <table:table-cell office:value-type="float" office:value="0.28">
                <text:p>0.28</text:p>
              </table:table-cell>
              <table:table-cell office:value-type="float" office:value="-2.745862">
                <text:p>-2.745862</text:p>
              </table:table-cell>
            </table:table-row>
            <table:table-row>
              <table:table-cell office:value-type="float" office:value="-2.745862">
                <text:p>-2.745862</text:p>
              </table:table-cell>
              <table:table-cell office:value-type="float" office:value="0.29">
                <text:p>0.29</text:p>
              </table:table-cell>
              <table:table-cell office:value-type="float" office:value="-2.8439285">
                <text:p>-2.8439285</text:p>
              </table:table-cell>
              <table:table-cell office:value-type="float" office:value="0.29">
                <text:p>0.29</text:p>
              </table:table-cell>
              <table:table-cell office:value-type="float" office:value="-2.8439285">
                <text:p>-2.8439285</text:p>
              </table:table-cell>
            </table:table-row>
            <table:table-row>
              <table:table-cell office:value-type="float" office:value="-2.8439285">
                <text:p>-2.8439285</text:p>
              </table:table-cell>
              <table:table-cell office:value-type="float" office:value="0.3">
                <text:p>0.3</text:p>
              </table:table-cell>
              <table:table-cell office:value-type="float" office:value="-2.941995">
                <text:p>-2.941995</text:p>
              </table:table-cell>
              <table:table-cell office:value-type="float" office:value="0.3">
                <text:p>0.3</text:p>
              </table:table-cell>
              <table:table-cell office:value-type="float" office:value="-2.941995">
                <text:p>-2.941995</text:p>
              </table:table-cell>
            </table:table-row>
            <table:table-row>
              <table:table-cell office:value-type="float" office:value="-2.941995">
                <text:p>-2.941995</text:p>
              </table:table-cell>
              <table:table-cell office:value-type="float" office:value="0.31">
                <text:p>0.31</text:p>
              </table:table-cell>
              <table:table-cell office:value-type="float" office:value="-3.0400615">
                <text:p>-3.0400615</text:p>
              </table:table-cell>
              <table:table-cell office:value-type="float" office:value="0.31">
                <text:p>0.31</text:p>
              </table:table-cell>
              <table:table-cell office:value-type="float" office:value="-3.0400615">
                <text:p>-3.0400615</text:p>
              </table:table-cell>
            </table:table-row>
            <table:table-row>
              <table:table-cell office:value-type="float" office:value="-3.0400615">
                <text:p>-3.0400615</text:p>
              </table:table-cell>
              <table:table-cell office:value-type="float" office:value="0.32">
                <text:p>0.32</text:p>
              </table:table-cell>
              <table:table-cell office:value-type="float" office:value="-3.138128">
                <text:p>-3.138128</text:p>
              </table:table-cell>
              <table:table-cell office:value-type="float" office:value="0.32">
                <text:p>0.32</text:p>
              </table:table-cell>
              <table:table-cell office:value-type="float" office:value="-3.138128">
                <text:p>-3.138128</text:p>
              </table:table-cell>
            </table:table-row>
            <table:table-row>
              <table:table-cell office:value-type="float" office:value="-3.138128">
                <text:p>-3.138128</text:p>
              </table:table-cell>
              <table:table-cell office:value-type="float" office:value="0.33">
                <text:p>0.33</text:p>
              </table:table-cell>
              <table:table-cell office:value-type="float" office:value="-3.2361945">
                <text:p>-3.2361945</text:p>
              </table:table-cell>
              <table:table-cell office:value-type="float" office:value="0.33">
                <text:p>0.33</text:p>
              </table:table-cell>
              <table:table-cell office:value-type="float" office:value="-3.2361945">
                <text:p>-3.2361945</text:p>
              </table:table-cell>
            </table:table-row>
            <table:table-row>
              <table:table-cell office:value-type="float" office:value="-3.2361945">
                <text:p>-3.2361945</text:p>
              </table:table-cell>
              <table:table-cell office:value-type="float" office:value="0.34">
                <text:p>0.34</text:p>
              </table:table-cell>
              <table:table-cell office:value-type="float" office:value="-3.334261">
                <text:p>-3.334261</text:p>
              </table:table-cell>
              <table:table-cell office:value-type="float" office:value="0.34">
                <text:p>0.34</text:p>
              </table:table-cell>
              <table:table-cell office:value-type="float" office:value="-3.334261">
                <text:p>-3.334261</text:p>
              </table:table-cell>
            </table:table-row>
            <table:table-row>
              <table:table-cell office:value-type="float" office:value="-3.334261">
                <text:p>-3.334261</text:p>
              </table:table-cell>
              <table:table-cell office:value-type="float" office:value="0.35">
                <text:p>0.35</text:p>
              </table:table-cell>
              <table:table-cell office:value-type="float" office:value="-3.4323275">
                <text:p>-3.4323275</text:p>
              </table:table-cell>
              <table:table-cell office:value-type="float" office:value="0.35">
                <text:p>0.35</text:p>
              </table:table-cell>
              <table:table-cell office:value-type="float" office:value="-3.4323275">
                <text:p>-3.4323275</text:p>
              </table:table-cell>
            </table:table-row>
            <table:table-row>
              <table:table-cell office:value-type="float" office:value="-3.4323275">
                <text:p>-3.4323275</text:p>
              </table:table-cell>
              <table:table-cell office:value-type="float" office:value="0.36">
                <text:p>0.36</text:p>
              </table:table-cell>
              <table:table-cell office:value-type="float" office:value="-3.530394">
                <text:p>-3.530394</text:p>
              </table:table-cell>
              <table:table-cell office:value-type="float" office:value="0.36">
                <text:p>0.36</text:p>
              </table:table-cell>
              <table:table-cell office:value-type="float" office:value="-3.530394">
                <text:p>-3.530394</text:p>
              </table:table-cell>
            </table:table-row>
            <table:table-row>
              <table:table-cell office:value-type="float" office:value="-3.530394">
                <text:p>-3.530394</text:p>
              </table:table-cell>
              <table:table-cell office:value-type="float" office:value="0.37">
                <text:p>0.37</text:p>
              </table:table-cell>
              <table:table-cell office:value-type="float" office:value="-3.6284605">
                <text:p>-3.6284605</text:p>
              </table:table-cell>
              <table:table-cell office:value-type="float" office:value="0.37">
                <text:p>0.37</text:p>
              </table:table-cell>
              <table:table-cell office:value-type="float" office:value="-3.6284605">
                <text:p>-3.6284605</text:p>
              </table:table-cell>
            </table:table-row>
            <table:table-row>
              <table:table-cell office:value-type="float" office:value="-3.6284605">
                <text:p>-3.6284605</text:p>
              </table:table-cell>
              <table:table-cell office:value-type="float" office:value="0.38">
                <text:p>0.38</text:p>
              </table:table-cell>
              <table:table-cell office:value-type="float" office:value="-3.726527">
                <text:p>-3.726527</text:p>
              </table:table-cell>
              <table:table-cell office:value-type="float" office:value="0.38">
                <text:p>0.38</text:p>
              </table:table-cell>
              <table:table-cell office:value-type="float" office:value="-3.726527">
                <text:p>-3.726527</text:p>
              </table:table-cell>
            </table:table-row>
            <table:table-row>
              <table:table-cell office:value-type="float" office:value="-3.726527">
                <text:p>-3.726527</text:p>
              </table:table-cell>
              <table:table-cell office:value-type="float" office:value="0.39">
                <text:p>0.39</text:p>
              </table:table-cell>
              <table:table-cell office:value-type="float" office:value="-3.8245935">
                <text:p>-3.8245935</text:p>
              </table:table-cell>
              <table:table-cell office:value-type="float" office:value="0.39">
                <text:p>0.39</text:p>
              </table:table-cell>
              <table:table-cell office:value-type="float" office:value="-3.8245935">
                <text:p>-3.8245935</text:p>
              </table:table-cell>
            </table:table-row>
            <table:table-row>
              <table:table-cell office:value-type="float" office:value="-3.8245935">
                <text:p>-3.8245935</text:p>
              </table:table-cell>
              <table:table-cell office:value-type="float" office:value="0.4">
                <text:p>0.4</text:p>
              </table:table-cell>
              <table:table-cell office:value-type="float" office:value="-3.92266">
                <text:p>-3.92266</text:p>
              </table:table-cell>
              <table:table-cell office:value-type="float" office:value="0.4">
                <text:p>0.4</text:p>
              </table:table-cell>
              <table:table-cell office:value-type="float" office:value="-3.92266">
                <text:p>-3.92266</text:p>
              </table:table-cell>
            </table:table-row>
            <table:table-row>
              <table:table-cell office:value-type="float" office:value="-3.92266">
                <text:p>-3.92266</text:p>
              </table:table-cell>
              <table:table-cell office:value-type="float" office:value="0.41">
                <text:p>0.41</text:p>
              </table:table-cell>
              <table:table-cell office:value-type="float" office:value="-4.0207265">
                <text:p>-4.0207265</text:p>
              </table:table-cell>
              <table:table-cell office:value-type="float" office:value="0.41">
                <text:p>0.41</text:p>
              </table:table-cell>
              <table:table-cell office:value-type="float" office:value="-4.0207265">
                <text:p>-4.0207265</text:p>
              </table:table-cell>
            </table:table-row>
            <table:table-row>
              <table:table-cell office:value-type="float" office:value="-4.0207265">
                <text:p>-4.0207265</text:p>
              </table:table-cell>
              <table:table-cell office:value-type="float" office:value="0.42">
                <text:p>0.42</text:p>
              </table:table-cell>
              <table:table-cell office:value-type="float" office:value="-4.118793">
                <text:p>-4.118793</text:p>
              </table:table-cell>
              <table:table-cell office:value-type="float" office:value="0.42">
                <text:p>0.42</text:p>
              </table:table-cell>
              <table:table-cell office:value-type="float" office:value="-4.118793">
                <text:p>-4.118793</text:p>
              </table:table-cell>
            </table:table-row>
            <table:table-row>
              <table:table-cell office:value-type="float" office:value="-4.118793">
                <text:p>-4.118793</text:p>
              </table:table-cell>
              <table:table-cell office:value-type="float" office:value="0.43">
                <text:p>0.43</text:p>
              </table:table-cell>
              <table:table-cell office:value-type="float" office:value="-4.2168595">
                <text:p>-4.2168595</text:p>
              </table:table-cell>
              <table:table-cell office:value-type="float" office:value="0.43">
                <text:p>0.43</text:p>
              </table:table-cell>
              <table:table-cell office:value-type="float" office:value="-4.2168595">
                <text:p>-4.2168595</text:p>
              </table:table-cell>
            </table:table-row>
            <table:table-row>
              <table:table-cell office:value-type="float" office:value="-4.2168595">
                <text:p>-4.2168595</text:p>
              </table:table-cell>
              <table:table-cell office:value-type="float" office:value="0.44">
                <text:p>0.44</text:p>
              </table:table-cell>
              <table:table-cell office:value-type="float" office:value="-4.314926">
                <text:p>-4.314926</text:p>
              </table:table-cell>
              <table:table-cell office:value-type="float" office:value="0.44">
                <text:p>0.44</text:p>
              </table:table-cell>
              <table:table-cell office:value-type="float" office:value="-4.314926">
                <text:p>-4.314926</text:p>
              </table:table-cell>
            </table:table-row>
            <table:table-row>
              <table:table-cell office:value-type="float" office:value="-4.314926">
                <text:p>-4.314926</text:p>
              </table:table-cell>
              <table:table-cell office:value-type="float" office:value="0.45">
                <text:p>0.45</text:p>
              </table:table-cell>
              <table:table-cell office:value-type="float" office:value="-4.4129925">
                <text:p>-4.4129925</text:p>
              </table:table-cell>
              <table:table-cell office:value-type="float" office:value="0.45">
                <text:p>0.45</text:p>
              </table:table-cell>
              <table:table-cell office:value-type="float" office:value="-4.4129925">
                <text:p>-4.4129925</text:p>
              </table:table-cell>
            </table:table-row>
            <table:table-row>
              <table:table-cell office:value-type="float" office:value="-4.4129925">
                <text:p>-4.4129925</text:p>
              </table:table-cell>
              <table:table-cell office:value-type="float" office:value="0.46">
                <text:p>0.46</text:p>
              </table:table-cell>
              <table:table-cell office:value-type="float" office:value="-4.511059">
                <text:p>-4.511059</text:p>
              </table:table-cell>
              <table:table-cell office:value-type="float" office:value="0.46">
                <text:p>0.46</text:p>
              </table:table-cell>
              <table:table-cell office:value-type="float" office:value="-4.511059">
                <text:p>-4.511059</text:p>
              </table:table-cell>
            </table:table-row>
            <table:table-row>
              <table:table-cell office:value-type="float" office:value="-4.511059">
                <text:p>-4.511059</text:p>
              </table:table-cell>
              <table:table-cell office:value-type="float" office:value="0.47">
                <text:p>0.47</text:p>
              </table:table-cell>
              <table:table-cell office:value-type="float" office:value="-4.6091255">
                <text:p>-4.6091255</text:p>
              </table:table-cell>
              <table:table-cell office:value-type="float" office:value="0.47">
                <text:p>0.47</text:p>
              </table:table-cell>
              <table:table-cell office:value-type="float" office:value="-4.6091255">
                <text:p>-4.6091255</text:p>
              </table:table-cell>
            </table:table-row>
            <table:table-row>
              <table:table-cell office:value-type="float" office:value="-4.6091255">
                <text:p>-4.6091255</text:p>
              </table:table-cell>
              <table:table-cell office:value-type="float" office:value="0.48">
                <text:p>0.48</text:p>
              </table:table-cell>
              <table:table-cell office:value-type="float" office:value="-4.707192">
                <text:p>-4.707192</text:p>
              </table:table-cell>
              <table:table-cell office:value-type="float" office:value="0.48">
                <text:p>0.48</text:p>
              </table:table-cell>
              <table:table-cell office:value-type="float" office:value="-4.707192">
                <text:p>-4.707192</text:p>
              </table:table-cell>
            </table:table-row>
            <table:table-row>
              <table:table-cell office:value-type="float" office:value="-4.707192">
                <text:p>-4.707192</text:p>
              </table:table-cell>
              <table:table-cell office:value-type="float" office:value="0.49">
                <text:p>0.49</text:p>
              </table:table-cell>
              <table:table-cell office:value-type="float" office:value="-4.8052585">
                <text:p>-4.8052585</text:p>
              </table:table-cell>
              <table:table-cell office:value-type="float" office:value="0.49">
                <text:p>0.49</text:p>
              </table:table-cell>
              <table:table-cell office:value-type="float" office:value="-4.8052585">
                <text:p>-4.8052585</text:p>
              </table:table-cell>
            </table:table-row>
            <table:table-row>
              <table:table-cell office:value-type="float" office:value="-4.8052585">
                <text:p>-4.8052585</text:p>
              </table:table-cell>
              <table:table-cell office:value-type="float" office:value="0.5">
                <text:p>0.5</text:p>
              </table:table-cell>
              <table:table-cell office:value-type="float" office:value="-4.903325">
                <text:p>-4.903325</text:p>
              </table:table-cell>
              <table:table-cell office:value-type="float" office:value="0.5">
                <text:p>0.5</text:p>
              </table:table-cell>
              <table:table-cell office:value-type="float" office:value="-4.903325">
                <text:p>-4.903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